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imbus Mono PS" svg:font-family="'Nimbus Mono PS'" style:font-pitch="fixed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ext_20_body">
      <style:text-properties officeooo:rsid="00917a8d" officeooo:paragraph-rsid="00917a8d"/>
    </style:style>
    <style:style style:name="P10" style:family="paragraph" style:parent-style-name="Text_20_body">
      <style:text-properties style:font-name="Nimbus Mono PS" fo:font-size="10pt" officeooo:rsid="00c1b82e" officeooo:paragraph-rsid="00c1b82e" style:font-size-asian="10pt" style:font-size-complex="10pt"/>
    </style:style>
    <style:style style:name="P11" style:family="paragraph" style:parent-style-name="Text_20_body">
      <style:text-properties style:font-name="Nimbus Mono PS" officeooo:rsid="00d4d68f" officeooo:paragraph-rsid="00d4d68f"/>
    </style:style>
    <style:style style:name="P12" style:family="paragraph" style:parent-style-name="Text_20_body">
      <style:text-properties officeooo:rsid="00d40f67" officeooo:paragraph-rsid="00d40f67"/>
    </style:style>
    <style:style style:name="P13" style:family="paragraph" style:parent-style-name="Table_20_Contents">
      <style:text-properties officeooo:rsid="00635b60" officeooo:paragraph-rsid="00635b60"/>
    </style:style>
    <style:style style:name="P14" style:family="paragraph" style:parent-style-name="Title">
      <style:text-properties officeooo:paragraph-rsid="005f679e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officeooo:paragraph-rsid="00d40f67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officeooo:paragraph-rsid="00d4d68f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officeooo:rsid="00d40f67" officeooo:paragraph-rsid="00d40f67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Nimbus Mono PS" officeooo:rsid="00d40f67" officeooo:paragraph-rsid="00d40f67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Nimbus Mono PS" officeooo:rsid="00d570ca" officeooo:paragraph-rsid="00d40f67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Nimbus Mono PS" officeooo:rsid="00d90439" officeooo:paragraph-rsid="00d90439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Nimbus Mono PS" officeooo:rsid="00dd7ec1" officeooo:paragraph-rsid="00dd7ec1"/>
    </style:style>
    <style:style style:name="P29" style:family="paragraph" style:parent-style-name="Text_20_body">
      <style:paragraph-properties fo:margin-top="0cm" fo:margin-bottom="0cm" loext:contextual-spacing="false"/>
      <style:text-properties officeooo:paragraph-rsid="00d90439"/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Heading_20_3">
      <style:text-properties officeooo:rsid="0087943c" officeooo:paragraph-rsid="0087943c"/>
    </style:style>
    <style:style style:name="P33" style:family="paragraph" style:parent-style-name="Heading_20_3">
      <style:text-properties officeooo:paragraph-rsid="008ef241"/>
    </style:style>
    <style:style style:name="P34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5" style:family="paragraph" style:parent-style-name="Heading_20_3">
      <style:text-properties officeooo:rsid="00bae6b2" officeooo:paragraph-rsid="00bae6b2"/>
    </style:style>
    <style:style style:name="P36" style:family="paragraph" style:parent-style-name="Text_20_body" style:list-style-name="L1">
      <style:text-properties officeooo:rsid="002124b4" officeooo:paragraph-rsid="002124b4"/>
    </style:style>
    <style:style style:name="P37" style:family="paragraph" style:parent-style-name="Text_20_body" style:list-style-name="L1">
      <style:text-properties officeooo:rsid="00224cdc" officeooo:paragraph-rsid="00224cdc"/>
    </style:style>
    <style:style style:name="P38" style:family="paragraph" style:parent-style-name="Text_20_body" style:list-style-name="L1">
      <style:text-properties officeooo:rsid="00247eb7" officeooo:paragraph-rsid="00247eb7"/>
    </style:style>
    <style:style style:name="P39" style:family="paragraph" style:parent-style-name="Text_20_body" style:list-style-name="L1">
      <style:text-properties officeooo:rsid="0025e181" officeooo:paragraph-rsid="0025e181"/>
    </style:style>
    <style:style style:name="P40" style:family="paragraph" style:parent-style-name="Text_20_body" style:list-style-name="L2">
      <style:text-properties officeooo:rsid="0025e181" officeooo:paragraph-rsid="0025e181"/>
    </style:style>
    <style:style style:name="P41" style:family="paragraph" style:parent-style-name="Text_20_body" style:list-style-name="L3">
      <style:text-properties officeooo:paragraph-rsid="0028f044"/>
    </style:style>
    <style:style style:name="P42" style:family="paragraph" style:parent-style-name="Text_20_body" style:list-style-name="L3">
      <style:text-properties officeooo:rsid="002a2847" officeooo:paragraph-rsid="002a2847"/>
    </style:style>
    <style:style style:name="P43" style:family="paragraph" style:parent-style-name="Text_20_body" style:list-style-name="L3">
      <style:text-properties officeooo:rsid="002ab7ae" officeooo:paragraph-rsid="002ab7ae"/>
    </style:style>
    <style:style style:name="P44" style:family="paragraph" style:parent-style-name="Text_20_body" style:list-style-name="L3">
      <style:text-properties officeooo:rsid="002ba1c1" officeooo:paragraph-rsid="002ba1c1"/>
    </style:style>
    <style:style style:name="P45" style:family="paragraph" style:parent-style-name="Text_20_body" style:list-style-name="L4"/>
    <style:style style:name="P46" style:family="paragraph" style:parent-style-name="Text_20_body" style:list-style-name="L4">
      <style:text-properties officeooo:rsid="004a0072" officeooo:paragraph-rsid="004a0072"/>
    </style:style>
    <style:style style:name="P47" style:family="paragraph" style:parent-style-name="Text_20_body" style:list-style-name="L10">
      <style:text-properties officeooo:rsid="004a0072" officeooo:paragraph-rsid="004a0072"/>
    </style:style>
    <style:style style:name="P48" style:family="paragraph" style:parent-style-name="Text_20_body" style:list-style-name="L5">
      <style:text-properties officeooo:rsid="002eaea7" officeooo:paragraph-rsid="002eaea7"/>
    </style:style>
    <style:style style:name="P49" style:family="paragraph" style:parent-style-name="Text_20_body" style:list-style-name="L5">
      <style:text-properties officeooo:rsid="002eaea7" officeooo:paragraph-rsid="003c3c80"/>
    </style:style>
    <style:style style:name="P50" style:family="paragraph" style:parent-style-name="Text_20_body" style:list-style-name="L6">
      <style:text-properties officeooo:rsid="002eaea7" officeooo:paragraph-rsid="002eaea7"/>
    </style:style>
    <style:style style:name="P51" style:family="paragraph" style:parent-style-name="Text_20_body" style:list-style-name="L6">
      <style:text-properties officeooo:paragraph-rsid="00355f0b"/>
    </style:style>
    <style:style style:name="P52" style:family="paragraph" style:parent-style-name="Text_20_body" style:list-style-name="L6">
      <style:text-properties officeooo:rsid="00394504" officeooo:paragraph-rsid="00394504"/>
    </style:style>
    <style:style style:name="P53" style:family="paragraph" style:parent-style-name="Text_20_body" style:list-style-name="L6">
      <style:text-properties officeooo:rsid="0036370a" officeooo:paragraph-rsid="0036370a"/>
    </style:style>
    <style:style style:name="P54" style:family="paragraph" style:parent-style-name="Text_20_body" style:list-style-name="L6">
      <style:text-properties officeooo:rsid="00309042" officeooo:paragraph-rsid="00309042"/>
    </style:style>
    <style:style style:name="P55" style:family="paragraph" style:parent-style-name="Text_20_body" style:list-style-name="L6">
      <style:text-properties officeooo:rsid="0033d769" officeooo:paragraph-rsid="0033d769"/>
    </style:style>
    <style:style style:name="P56" style:family="paragraph" style:parent-style-name="Text_20_body" style:list-style-name="L6">
      <style:text-properties style:font-name="Noto Mono" officeooo:rsid="0036370a" officeooo:paragraph-rsid="0036370a"/>
    </style:style>
    <style:style style:name="P57" style:family="paragraph" style:parent-style-name="Text_20_body" style:list-style-name="L6">
      <style:text-properties officeooo:rsid="0037049f" officeooo:paragraph-rsid="0037049f"/>
    </style:style>
    <style:style style:name="P58" style:family="paragraph" style:parent-style-name="Text_20_body" style:list-style-name="L6">
      <style:text-properties officeooo:rsid="003823f2" officeooo:paragraph-rsid="003823f2"/>
    </style:style>
    <style:style style:name="P59" style:family="paragraph" style:parent-style-name="Text_20_body" style:list-style-name="L7">
      <style:text-properties officeooo:rsid="0039963b" officeooo:paragraph-rsid="0039963b"/>
    </style:style>
    <style:style style:name="P60" style:family="paragraph" style:parent-style-name="Text_20_body" style:list-style-name="L8">
      <style:text-properties officeooo:rsid="0039963b" officeooo:paragraph-rsid="0039963b"/>
    </style:style>
    <style:style style:name="P61" style:family="paragraph" style:parent-style-name="Text_20_body" style:list-style-name="L9">
      <style:text-properties officeooo:rsid="0053e98d" officeooo:paragraph-rsid="0053e98d"/>
    </style:style>
    <style:style style:name="P62" style:family="paragraph" style:parent-style-name="Text_20_body" style:list-style-name="L9">
      <style:text-properties officeooo:rsid="003b9f2e" officeooo:paragraph-rsid="003b9f2e"/>
    </style:style>
    <style:style style:name="P63" style:family="paragraph" style:parent-style-name="Text_20_body" style:list-style-name="L9">
      <style:text-properties officeooo:rsid="0040d48c" officeooo:paragraph-rsid="0040d48c"/>
    </style:style>
    <style:style style:name="P64" style:family="paragraph" style:parent-style-name="Text_20_body" style:list-style-name="L9">
      <style:text-properties officeooo:rsid="004e780b" officeooo:paragraph-rsid="004e780b"/>
    </style:style>
    <style:style style:name="P65" style:family="paragraph" style:parent-style-name="Text_20_body" style:list-style-name="L10">
      <style:text-properties officeooo:rsid="003fa1f5" officeooo:paragraph-rsid="003fa1f5"/>
    </style:style>
    <style:style style:name="P66" style:family="paragraph" style:parent-style-name="Text_20_body" style:list-style-name="L10">
      <style:text-properties officeooo:rsid="0049b81f" officeooo:paragraph-rsid="0049b81f"/>
    </style:style>
    <style:style style:name="P67" style:family="paragraph" style:parent-style-name="Text_20_body" style:list-style-name="L10">
      <style:text-properties officeooo:rsid="004d8b24" officeooo:paragraph-rsid="004d8b24"/>
    </style:style>
    <style:style style:name="P68" style:family="paragraph" style:parent-style-name="Text_20_body" style:list-style-name="L10">
      <style:text-properties officeooo:rsid="004be09d" officeooo:paragraph-rsid="004be09d"/>
    </style:style>
    <style:style style:name="P69" style:family="paragraph" style:parent-style-name="Text_20_body" style:list-style-name="L10">
      <style:text-properties officeooo:rsid="0051507b" officeooo:paragraph-rsid="0051507b"/>
    </style:style>
    <style:style style:name="P70" style:family="paragraph" style:parent-style-name="Text_20_body" style:list-style-name="L10">
      <style:text-properties officeooo:rsid="005a7c30" officeooo:paragraph-rsid="005a7c30"/>
    </style:style>
    <style:style style:name="P71" style:family="paragraph" style:parent-style-name="Text_20_body" style:list-style-name="L10">
      <style:text-properties officeooo:rsid="005adddc" officeooo:paragraph-rsid="005adddc"/>
    </style:style>
    <style:style style:name="P72" style:family="paragraph" style:parent-style-name="Text_20_body" style:list-style-name="L10">
      <style:text-properties officeooo:rsid="005b2960" officeooo:paragraph-rsid="005b2960"/>
    </style:style>
    <style:style style:name="P73" style:family="paragraph" style:parent-style-name="Text_20_body" style:list-style-name="L11">
      <style:text-properties officeooo:rsid="004351ea" officeooo:paragraph-rsid="004351ea"/>
    </style:style>
    <style:style style:name="P74" style:family="paragraph" style:parent-style-name="Text_20_body" style:list-style-name="L11">
      <style:text-properties officeooo:rsid="005a29f3" officeooo:paragraph-rsid="005a29f3"/>
    </style:style>
    <style:style style:name="P75" style:family="paragraph" style:parent-style-name="Text_20_body" style:list-style-name="L11">
      <style:text-properties officeooo:rsid="004489d8" officeooo:paragraph-rsid="004489d8"/>
    </style:style>
    <style:style style:name="P76" style:family="paragraph" style:parent-style-name="Text_20_body" style:list-style-name="L11">
      <style:text-properties officeooo:rsid="0047a9e0" officeooo:paragraph-rsid="0047a9e0"/>
    </style:style>
    <style:style style:name="P77" style:family="paragraph" style:parent-style-name="Text_20_body" style:list-style-name="L12">
      <style:text-properties officeooo:rsid="004fb48e" officeooo:paragraph-rsid="004fb48e"/>
    </style:style>
    <style:style style:name="P78" style:family="paragraph" style:parent-style-name="Text_20_body" style:list-style-name="L13">
      <style:text-properties officeooo:paragraph-rsid="00632931"/>
    </style:style>
    <style:style style:name="P79" style:family="paragraph" style:parent-style-name="Text_20_body" style:list-style-name="L13">
      <style:text-properties officeooo:rsid="005d6797" officeooo:paragraph-rsid="005ed95d"/>
    </style:style>
    <style:style style:name="P80" style:family="paragraph" style:parent-style-name="Text_20_body" style:list-style-name="L13">
      <style:text-properties officeooo:rsid="005d6797" officeooo:paragraph-rsid="005d6797"/>
    </style:style>
    <style:style style:name="P81" style:family="paragraph" style:parent-style-name="Text_20_body" style:list-style-name="L13">
      <style:text-properties officeooo:rsid="005ed95d" officeooo:paragraph-rsid="005ed95d"/>
    </style:style>
    <style:style style:name="P82" style:family="paragraph" style:parent-style-name="Text_20_body" style:list-style-name="L13">
      <style:text-properties officeooo:rsid="005e2564" officeooo:paragraph-rsid="005e2564"/>
    </style:style>
    <style:style style:name="P83" style:family="paragraph" style:parent-style-name="Text_20_body" style:list-style-name="L13">
      <style:text-properties officeooo:rsid="006c428e" officeooo:paragraph-rsid="006c428e"/>
    </style:style>
    <style:style style:name="P84" style:family="paragraph" style:parent-style-name="Text_20_body" style:list-style-name="L14">
      <style:text-properties officeooo:rsid="006c428e" officeooo:paragraph-rsid="006c428e"/>
    </style:style>
    <style:style style:name="P85" style:family="paragraph" style:parent-style-name="Text_20_body" style:list-style-name="L13">
      <style:text-properties officeooo:rsid="00644d9c" officeooo:paragraph-rsid="00644d9c"/>
    </style:style>
    <style:style style:name="P86" style:family="paragraph" style:parent-style-name="Text_20_body" style:list-style-name="L13">
      <style:text-properties officeooo:rsid="00632931" officeooo:paragraph-rsid="00632931"/>
    </style:style>
    <style:style style:name="P87" style:family="paragraph" style:parent-style-name="Text_20_body" style:list-style-name="L14">
      <style:text-properties officeooo:rsid="00673c99" officeooo:paragraph-rsid="00673c99"/>
    </style:style>
    <style:style style:name="P88" style:family="paragraph" style:parent-style-name="Text_20_body" style:list-style-name="L14">
      <style:text-properties officeooo:rsid="006b3e91" officeooo:paragraph-rsid="006b3e91"/>
    </style:style>
    <style:style style:name="P89" style:family="paragraph" style:parent-style-name="Text_20_body" style:list-style-name="L14">
      <style:text-properties officeooo:rsid="0068beef" officeooo:paragraph-rsid="0068beef"/>
    </style:style>
    <style:style style:name="P90" style:family="paragraph" style:parent-style-name="Text_20_body" style:list-style-name="L14">
      <style:text-properties officeooo:rsid="006ab3e5" officeooo:paragraph-rsid="006ab3e5"/>
    </style:style>
    <style:style style:name="P91" style:family="paragraph" style:parent-style-name="Text_20_body" style:list-style-name="L14">
      <style:text-properties officeooo:rsid="006ede91" officeooo:paragraph-rsid="006ede91"/>
    </style:style>
    <style:style style:name="P92" style:family="paragraph" style:parent-style-name="Text_20_body" style:list-style-name="L14">
      <style:text-properties officeooo:rsid="006fd8a3" officeooo:paragraph-rsid="006fd8a3"/>
    </style:style>
    <style:style style:name="P93" style:family="paragraph" style:parent-style-name="Text_20_body" style:list-style-name="L14">
      <style:text-properties officeooo:rsid="0070949c" officeooo:paragraph-rsid="0070949c"/>
    </style:style>
    <style:style style:name="P94" style:family="paragraph" style:parent-style-name="Text_20_body" style:list-style-name="L14">
      <style:text-properties officeooo:rsid="007207c1" officeooo:paragraph-rsid="007207c1"/>
    </style:style>
    <style:style style:name="P95" style:family="paragraph" style:parent-style-name="Text_20_body" style:list-style-name="L15">
      <style:text-properties officeooo:paragraph-rsid="007718ce"/>
    </style:style>
    <style:style style:name="P96" style:family="paragraph" style:parent-style-name="Text_20_body" style:list-style-name="L15">
      <style:text-properties officeooo:rsid="0075e604" officeooo:paragraph-rsid="0075e604"/>
    </style:style>
    <style:style style:name="P97" style:family="paragraph" style:parent-style-name="Text_20_body" style:list-style-name="L15">
      <style:text-properties officeooo:rsid="0077f121" officeooo:paragraph-rsid="0077f121"/>
    </style:style>
    <style:style style:name="P98" style:family="paragraph" style:parent-style-name="Text_20_body" style:list-style-name="L15">
      <style:text-properties officeooo:rsid="007718ce" officeooo:paragraph-rsid="007718ce"/>
    </style:style>
    <style:style style:name="P99" style:family="paragraph" style:parent-style-name="Text_20_body" style:list-style-name="L15">
      <style:text-properties officeooo:rsid="007e3a26" officeooo:paragraph-rsid="007e3a26"/>
    </style:style>
    <style:style style:name="P100" style:family="paragraph" style:parent-style-name="Text_20_body" style:list-style-name="L15">
      <style:text-properties officeooo:rsid="00c99650" officeooo:paragraph-rsid="00c99650"/>
    </style:style>
    <style:style style:name="P101" style:family="paragraph" style:parent-style-name="Text_20_body" style:list-style-name="L15">
      <style:text-properties style:text-line-through-style="none" style:text-line-through-type="none" officeooo:rsid="00c99650" officeooo:paragraph-rsid="00c99650"/>
    </style:style>
    <style:style style:name="P102" style:family="paragraph" style:parent-style-name="Text_20_body" style:list-style-name="L15">
      <style:text-properties officeooo:rsid="0086978a" officeooo:paragraph-rsid="0086978a"/>
    </style:style>
    <style:style style:name="P103" style:family="paragraph" style:parent-style-name="Text_20_body" style:list-style-name="L16">
      <style:text-properties officeooo:rsid="0087943c" officeooo:paragraph-rsid="0087943c"/>
    </style:style>
    <style:style style:name="P104" style:family="paragraph" style:parent-style-name="Text_20_body" style:list-style-name="L16">
      <style:text-properties officeooo:rsid="0088d0fd" officeooo:paragraph-rsid="0088d0fd"/>
    </style:style>
    <style:style style:name="P105" style:family="paragraph" style:parent-style-name="Text_20_body" style:list-style-name="L17">
      <style:text-properties officeooo:rsid="008ace82" officeooo:paragraph-rsid="008ace82"/>
    </style:style>
    <style:style style:name="P106" style:family="paragraph" style:parent-style-name="Text_20_body" style:list-style-name="L17">
      <style:text-properties officeooo:rsid="009bc195" officeooo:paragraph-rsid="009bc195"/>
    </style:style>
    <style:style style:name="P107" style:family="paragraph" style:parent-style-name="Text_20_body" style:list-style-name="L18"/>
    <style:style style:name="P108" style:family="paragraph" style:parent-style-name="Text_20_body" style:list-style-name="L19">
      <style:text-properties officeooo:paragraph-rsid="008ef241"/>
    </style:style>
    <style:style style:name="P109" style:family="paragraph" style:parent-style-name="Text_20_body" style:list-style-name="L19">
      <style:text-properties officeooo:rsid="008dcf7d"/>
    </style:style>
    <style:style style:name="P110" style:family="paragraph" style:parent-style-name="Text_20_body" style:list-style-name="L19">
      <style:text-properties officeooo:rsid="00969bb2" officeooo:paragraph-rsid="00969bb2"/>
    </style:style>
    <style:style style:name="P111" style:family="paragraph" style:parent-style-name="Text_20_body" style:list-style-name="L19">
      <style:text-properties officeooo:rsid="00982a9e" officeooo:paragraph-rsid="00982a9e"/>
    </style:style>
    <style:style style:name="P112" style:family="paragraph" style:parent-style-name="Text_20_body" style:list-style-name="L19">
      <style:text-properties officeooo:rsid="00a3c63c" officeooo:paragraph-rsid="00a3c63c"/>
    </style:style>
    <style:style style:name="P113" style:family="paragraph" style:parent-style-name="Text_20_body" style:list-style-name="L20">
      <style:text-properties style:font-name="Liberation Serif" fo:font-size="12pt" fo:font-weight="normal" officeooo:rsid="00917a8d" officeooo:paragraph-rsid="00ce7a0c" style:font-name-asian="Noto Sans CJK SC" style:font-size-asian="12pt" style:font-weight-asian="normal" style:font-name-complex="Lohit Devanagari" style:font-size-complex="12pt" style:font-weight-complex="normal"/>
    </style:style>
    <style:style style:name="P114" style:family="paragraph" style:parent-style-name="Text_20_body" style:list-style-name="L26">
      <style:text-properties style:font-name="Liberation Serif" fo:font-size="12pt" officeooo:rsid="00c1b82e" officeooo:paragraph-rsid="00c1bf9e" style:font-size-asian="12pt" style:font-size-complex="12pt"/>
    </style:style>
    <style:style style:name="P115" style:family="paragraph" style:parent-style-name="Text_20_body" style:list-style-name="L26">
      <style:text-properties style:font-name="Liberation Serif" fo:font-size="12pt" officeooo:rsid="00c56fd0" officeooo:paragraph-rsid="00c56fd0" style:font-size-asian="12pt" style:font-size-complex="12pt"/>
    </style:style>
    <style:style style:name="P116" style:family="paragraph" style:parent-style-name="Text_20_body" style:list-style-name="L29">
      <style:text-properties style:font-name="Liberation Serif" officeooo:rsid="00dd7ec1" officeooo:paragraph-rsid="00dd7ec1"/>
    </style:style>
    <style:style style:name="P117" style:family="paragraph" style:parent-style-name="Text_20_body" style:list-style-name="L21">
      <style:text-properties officeooo:rsid="00917a8d" officeooo:paragraph-rsid="00917a8d"/>
    </style:style>
    <style:style style:name="P118" style:family="paragraph" style:parent-style-name="Text_20_body" style:list-style-name="L22">
      <style:text-properties officeooo:rsid="0091a5cd" officeooo:paragraph-rsid="0091a5cd"/>
    </style:style>
    <style:style style:name="P119" style:family="paragraph" style:parent-style-name="Text_20_body" style:list-style-name="L23">
      <style:text-properties officeooo:paragraph-rsid="00a10aa3"/>
    </style:style>
    <style:style style:name="P120" style:family="paragraph" style:parent-style-name="Text_20_body" style:list-style-name="L23">
      <style:text-properties officeooo:rsid="00a10aa3" officeooo:paragraph-rsid="00a10aa3"/>
    </style:style>
    <style:style style:name="P121" style:family="paragraph" style:parent-style-name="Text_20_body" style:list-style-name="L24">
      <style:text-properties officeooo:rsid="00a517d2" officeooo:paragraph-rsid="00a517d2"/>
    </style:style>
    <style:style style:name="P122" style:family="paragraph" style:parent-style-name="Text_20_body" style:list-style-name="L24">
      <style:text-properties officeooo:rsid="00a5aecf" officeooo:paragraph-rsid="00a5aecf"/>
    </style:style>
    <style:style style:name="P123" style:family="paragraph" style:parent-style-name="Text_20_body" style:list-style-name="L24">
      <style:text-properties officeooo:rsid="00a7348d" officeooo:paragraph-rsid="00a7348d"/>
    </style:style>
    <style:style style:name="P124" style:family="paragraph" style:parent-style-name="Text_20_body" style:list-style-name="L24">
      <style:text-properties officeooo:rsid="00a76db9" officeooo:paragraph-rsid="00a76db9"/>
    </style:style>
    <style:style style:name="P125" style:family="paragraph" style:parent-style-name="Text_20_body" style:list-style-name="L24">
      <style:text-properties officeooo:rsid="00aac4e3" officeooo:paragraph-rsid="00aac4e3"/>
    </style:style>
    <style:style style:name="P126" style:family="paragraph" style:parent-style-name="Text_20_body" style:list-style-name="L24">
      <style:text-properties officeooo:rsid="00add906" officeooo:paragraph-rsid="00add906"/>
    </style:style>
    <style:style style:name="P127" style:family="paragraph" style:parent-style-name="Text_20_body" style:list-style-name="L24">
      <style:text-properties officeooo:rsid="00afad14" officeooo:paragraph-rsid="00afad14"/>
    </style:style>
    <style:style style:name="P128" style:family="paragraph" style:parent-style-name="Text_20_body" style:list-style-name="L25">
      <style:text-properties officeooo:rsid="00b43473" officeooo:paragraph-rsid="00b43473"/>
    </style:style>
    <style:style style:name="P129" style:family="paragraph" style:parent-style-name="Text_20_body" style:list-style-name="L25">
      <style:text-properties officeooo:rsid="00b48bc9" officeooo:paragraph-rsid="00b48bc9"/>
    </style:style>
    <style:style style:name="P130" style:family="paragraph" style:parent-style-name="Text_20_body" style:list-style-name="L25">
      <style:text-properties officeooo:rsid="00b6bfb9" officeooo:paragraph-rsid="00b6bfb9"/>
    </style:style>
    <style:style style:name="P131" style:family="paragraph" style:parent-style-name="Text_20_body" style:list-style-name="L25">
      <style:text-properties officeooo:rsid="00b7b6ce" officeooo:paragraph-rsid="00b7b6ce"/>
    </style:style>
    <style:style style:name="P132" style:family="paragraph" style:parent-style-name="Text_20_body" style:list-style-name="L26"/>
    <style:style style:name="P133" style:family="paragraph" style:parent-style-name="Text_20_body" style:list-style-name="L26">
      <style:text-properties officeooo:paragraph-rsid="00bae6b2"/>
    </style:style>
    <style:style style:name="P134" style:family="paragraph" style:parent-style-name="Text_20_body" style:list-style-name="L26">
      <style:text-properties officeooo:rsid="00bae6b2" officeooo:paragraph-rsid="00bae6b2"/>
    </style:style>
    <style:style style:name="P135" style:family="paragraph" style:parent-style-name="Text_20_body" style:list-style-name="L26">
      <style:paragraph-properties fo:line-height="100%"/>
      <style:text-properties style:font-name="Nimbus Mono PS" fo:font-size="10pt" officeooo:rsid="00bae6b2" officeooo:paragraph-rsid="00bae6b2" style:font-size-asian="10pt" style:font-size-complex="10pt"/>
    </style:style>
    <style:style style:name="P136" style:family="paragraph" style:parent-style-name="Text_20_body" style:list-style-name="L26">
      <style:text-properties style:font-name="Nimbus Mono PS" fo:font-size="10pt" officeooo:rsid="00bae6b2" officeooo:paragraph-rsid="00bae6b2" style:font-size-asian="10pt" style:font-size-complex="10pt"/>
    </style:style>
    <style:style style:name="P137" style:family="paragraph" style:parent-style-name="Text_20_body" style:list-style-name="L26">
      <style:paragraph-properties fo:line-height="100%"/>
      <style:text-properties style:font-name="Nimbus Mono PS" fo:font-size="10pt" officeooo:rsid="00be719e" officeooo:paragraph-rsid="00be719e" style:font-size-asian="10pt" style:font-size-complex="10pt"/>
    </style:style>
    <style:style style:name="P138" style:family="paragraph" style:parent-style-name="Text_20_body" style:list-style-name="L26">
      <style:paragraph-properties fo:line-height="100%"/>
      <style:text-properties style:font-name="Nimbus Mono PS" fo:font-size="10pt" officeooo:rsid="00c0ea11" officeooo:paragraph-rsid="00c0ea11" style:font-size-asian="10pt" style:font-size-complex="10pt"/>
    </style:style>
    <style:style style:name="P139" style:family="paragraph" style:parent-style-name="Text_20_body" style:list-style-name="L29">
      <style:text-properties style:font-name="Nimbus Mono PS" officeooo:rsid="00d90439" officeooo:paragraph-rsid="00d90439"/>
    </style:style>
    <style:style style:name="P140" style:family="paragraph" style:parent-style-name="Text_20_body" style:list-style-name="L26">
      <style:text-properties officeooo:rsid="00bfa752" officeooo:paragraph-rsid="00c1bf9e"/>
    </style:style>
    <style:style style:name="P141" style:family="paragraph" style:parent-style-name="Text_20_body" style:list-style-name="L26">
      <style:text-properties officeooo:rsid="00c1b82e" officeooo:paragraph-rsid="00c1bf9e"/>
    </style:style>
    <style:style style:name="P142" style:family="paragraph" style:parent-style-name="Text_20_body" style:list-style-name="L27">
      <style:text-properties officeooo:paragraph-rsid="00d40f67"/>
    </style:style>
    <style:style style:name="P143" style:family="paragraph" style:parent-style-name="Text_20_body" style:list-style-name="L27">
      <style:text-properties officeooo:rsid="00cb0bea" officeooo:paragraph-rsid="00cb0bea"/>
    </style:style>
    <style:style style:name="P144" style:family="paragraph" style:parent-style-name="Text_20_body" style:list-style-name="L27">
      <style:text-properties officeooo:rsid="00cc5cd1" officeooo:paragraph-rsid="00cc5cd1"/>
    </style:style>
    <style:style style:name="P145" style:family="paragraph" style:parent-style-name="Text_20_body" style:list-style-name="L27">
      <style:text-properties officeooo:rsid="00cc9bab" officeooo:paragraph-rsid="00cc9bab"/>
    </style:style>
    <style:style style:name="P146" style:family="paragraph" style:parent-style-name="Text_20_body" style:list-style-name="L27">
      <style:text-properties officeooo:rsid="00cff828" officeooo:paragraph-rsid="00cff828"/>
    </style:style>
    <style:style style:name="P147" style:family="paragraph" style:parent-style-name="Text_20_body" style:list-style-name="L27">
      <style:text-properties officeooo:rsid="00d570ca" officeooo:paragraph-rsid="00d570ca"/>
    </style:style>
    <style:style style:name="P148" style:family="paragraph" style:parent-style-name="Text_20_body" style:list-style-name="L28">
      <style:text-properties officeooo:rsid="00d4d68f" officeooo:paragraph-rsid="00d4d68f"/>
    </style:style>
    <style:style style:name="P149" style:family="paragraph" style:parent-style-name="Text_20_body" style:list-style-name="L29">
      <style:text-properties officeooo:paragraph-rsid="00d90439"/>
    </style:style>
    <style:style style:name="P150" style:family="paragraph" style:parent-style-name="Text_20_body" style:list-style-name="L29">
      <style:text-properties officeooo:rsid="00d90439" officeooo:paragraph-rsid="00d90439"/>
    </style:style>
    <style:style style:name="P151" style:family="paragraph" style:parent-style-name="Text_20_body" style:list-style-name="L32">
      <style:text-properties officeooo:rsid="00e0c0fc" officeooo:paragraph-rsid="00e0c0fc"/>
    </style:style>
    <style:style style:name="P152" style:family="paragraph" style:parent-style-name="Text_20_body" style:list-style-name="L32">
      <style:text-properties style:font-name="Nimbus Mono PS" officeooo:rsid="00e0c0fc" officeooo:paragraph-rsid="00e0c0fc"/>
    </style:style>
    <style:style style:name="P153" style:family="paragraph" style:parent-style-name="Text_20_body" style:list-style-name="L28">
      <style:paragraph-properties fo:margin-top="0cm" fo:margin-bottom="0cm" loext:contextual-spacing="false" fo:line-height="100%"/>
      <style:text-properties officeooo:rsid="00d4d68f" officeooo:paragraph-rsid="00d4d68f"/>
    </style:style>
    <style:style style:name="P154" style:family="paragraph" style:parent-style-name="Text_20_body" style:list-style-name="L29">
      <style:paragraph-properties fo:margin-top="0cm" fo:margin-bottom="0cm" loext:contextual-spacing="false"/>
      <style:text-properties style:font-name="Nimbus Mono PS" officeooo:rsid="00d90439" officeooo:paragraph-rsid="00d90439"/>
    </style:style>
    <style:style style:name="P155" style:family="paragraph" style:parent-style-name="Text_20_body" style:list-style-name="L29">
      <style:paragraph-properties fo:margin-top="0cm" fo:margin-bottom="0cm" loext:contextual-spacing="false"/>
      <style:text-properties style:font-name="Nimbus Mono PS" officeooo:rsid="00dd7ec1" officeooo:paragraph-rsid="00dd7ec1"/>
    </style:style>
    <style:style style:name="P156" style:family="paragraph" style:parent-style-name="Text_20_body" style:list-style-name="L30">
      <style:paragraph-properties fo:margin-top="0cm" fo:margin-bottom="0cm" loext:contextual-spacing="false"/>
      <style:text-properties style:font-name="Nimbus Mono PS" officeooo:rsid="00dfd56c" officeooo:paragraph-rsid="00dfd56c"/>
    </style:style>
    <style:style style:name="P157" style:family="paragraph" style:parent-style-name="Text_20_body">
      <style:paragraph-properties fo:margin-top="0cm" fo:margin-bottom="0cm" loext:contextual-spacing="false"/>
      <style:text-properties style:font-name="Nimbus Mono PS" officeooo:rsid="00dfd56c" officeooo:paragraph-rsid="00dfd56c"/>
    </style:style>
    <style:style style:name="P158" style:family="paragraph" style:parent-style-name="Text_20_body" style:list-style-name="L30">
      <style:paragraph-properties fo:margin-top="0cm" fo:margin-bottom="0cm" loext:contextual-spacing="false"/>
      <style:text-properties style:font-name="Liberation Serif" officeooo:rsid="00dfd56c" officeooo:paragraph-rsid="00dfd56c"/>
    </style:style>
    <style:style style:name="P159" style:family="paragraph" style:parent-style-name="Text_20_body" style:list-style-name="L32">
      <style:paragraph-properties fo:margin-top="0cm" fo:margin-bottom="0cm" loext:contextual-spacing="false"/>
      <style:text-properties style:font-name="Nimbus Mono PS" officeooo:rsid="00e0d767" officeooo:paragraph-rsid="00e0d767"/>
    </style:style>
    <style:style style:name="P160" style:family="paragraph" style:parent-style-name="Text_20_body">
      <style:paragraph-properties fo:margin-top="0cm" fo:margin-bottom="0cm" loext:contextual-spacing="false"/>
      <style:text-properties style:font-name="Nimbus Mono PS" officeooo:rsid="00e0d767" officeooo:paragraph-rsid="00e0d767"/>
    </style:style>
    <style:style style:name="P161" style:family="paragraph" style:parent-style-name="Text_20_body" style:list-style-name="L32">
      <style:paragraph-properties fo:margin-top="0cm" fo:margin-bottom="0cm" loext:contextual-spacing="false"/>
      <style:text-properties style:font-name="Nimbus Mono PS" officeooo:rsid="00e1b9b7" officeooo:paragraph-rsid="00e1b9b7"/>
    </style:style>
    <style:style style:name="P162" style:family="paragraph" style:parent-style-name="Text_20_body" style:list-style-name="L34">
      <style:paragraph-properties fo:margin-top="0cm" fo:margin-bottom="0cm" loext:contextual-spacing="false"/>
      <style:text-properties style:font-name="Nimbus Mono PS" officeooo:rsid="00e333d1" officeooo:paragraph-rsid="00e333d1"/>
    </style:style>
    <style:style style:name="P163" style:family="paragraph" style:parent-style-name="Text_20_body" style:list-style-name="L32">
      <style:paragraph-properties fo:margin-top="0cm" fo:margin-bottom="0cm" loext:contextual-spacing="false"/>
      <style:text-properties officeooo:paragraph-rsid="00e1b9b7"/>
    </style:style>
    <style:style style:name="P164" style:family="paragraph" style:parent-style-name="Text_20_body" style:list-style-name="L32">
      <style:paragraph-properties fo:margin-top="0cm" fo:margin-bottom="0cm" loext:contextual-spacing="false"/>
      <style:text-properties officeooo:rsid="00e1b9b7" officeooo:paragraph-rsid="00e1b9b7"/>
    </style:style>
    <style:style style:name="P165" style:family="paragraph" style:parent-style-name="Text_20_body" style:list-style-name="L33">
      <style:paragraph-properties fo:margin-top="0cm" fo:margin-bottom="0cm" loext:contextual-spacing="false"/>
      <style:text-properties officeooo:paragraph-rsid="00e333d1"/>
    </style:style>
    <style:style style:name="P166" style:family="paragraph" style:parent-style-name="Text_20_body" style:list-style-name="L33">
      <style:paragraph-properties fo:margin-top="0cm" fo:margin-bottom="0cm" loext:contextual-spacing="false"/>
      <style:text-properties officeooo:rsid="00e3434f" officeooo:paragraph-rsid="00e3434f"/>
    </style:style>
    <style:style style:name="P167" style:family="paragraph" style:parent-style-name="Text_20_body" style:list-style-name="L33">
      <style:paragraph-properties fo:margin-top="0cm" fo:margin-bottom="0cm" loext:contextual-spacing="false"/>
      <style:text-properties style:font-name="Liberation Serif" officeooo:rsid="00e4f9ed" officeooo:paragraph-rsid="00e4f9ed"/>
    </style:style>
    <style:style style:name="P168" style:family="paragraph" style:parent-style-name="Text_20_body" style:list-style-name="L33">
      <style:paragraph-properties fo:margin-top="0cm" fo:margin-bottom="0cm" loext:contextual-spacing="false"/>
      <style:text-properties style:font-name="Liberation Serif" officeooo:rsid="00ebbec9" officeooo:paragraph-rsid="00ebbec9"/>
    </style:style>
    <style:style style:name="P1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ef241"/>
    </style:style>
    <style:style style:name="T37" style:family="text">
      <style:text-properties officeooo:rsid="008f5c66"/>
    </style:style>
    <style:style style:name="T38" style:family="text">
      <style:text-properties officeooo:rsid="00924c85"/>
    </style:style>
    <style:style style:name="T39" style:family="text">
      <style:text-properties officeooo:rsid="00982a9e"/>
    </style:style>
    <style:style style:name="T40" style:family="text">
      <style:text-properties officeooo:rsid="00a10aa3"/>
    </style:style>
    <style:style style:name="T41" style:family="text">
      <style:text-properties officeooo:rsid="00a29d23"/>
    </style:style>
    <style:style style:name="T42" style:family="text">
      <style:text-properties officeooo:rsid="00a866d0"/>
    </style:style>
    <style:style style:name="T43" style:family="text">
      <style:text-properties officeooo:rsid="00ac5cd7"/>
    </style:style>
    <style:style style:name="T44" style:family="text">
      <style:text-properties officeooo:rsid="00ae0da1"/>
    </style:style>
    <style:style style:name="T45" style:family="text">
      <style:text-properties officeooo:rsid="00b219a6"/>
    </style:style>
    <style:style style:name="T46" style:family="text">
      <style:text-properties officeooo:rsid="00b61a5d"/>
    </style:style>
    <style:style style:name="T47" style:family="text">
      <style:text-properties officeooo:rsid="00bae6b2"/>
    </style:style>
    <style:style style:name="T48" style:family="text">
      <style:text-properties officeooo:rsid="00be719e"/>
    </style:style>
    <style:style style:name="T49" style:family="text">
      <style:text-properties style:font-name="Nimbus Mono PS"/>
    </style:style>
    <style:style style:name="T50" style:family="text">
      <style:text-properties style:font-name="Nimbus Mono PS" fo:font-size="10pt" officeooo:rsid="00c1b82e" style:font-size-asian="10pt" style:font-size-complex="10pt"/>
    </style:style>
    <style:style style:name="T51" style:family="text">
      <style:text-properties style:font-name="Nimbus Mono PS" officeooo:rsid="00d4d68f"/>
    </style:style>
    <style:style style:name="T52" style:family="text">
      <style:text-properties style:font-name="Nimbus Mono PS" officeooo:rsid="00d40f67"/>
    </style:style>
    <style:style style:name="T53" style:family="text">
      <style:text-properties style:font-name="Nimbus Mono PS" officeooo:rsid="00d570ca"/>
    </style:style>
    <style:style style:name="T54" style:family="text">
      <style:text-properties style:font-name="Nimbus Mono PS" officeooo:rsid="00d90439"/>
    </style:style>
    <style:style style:name="T55" style:family="text">
      <style:text-properties style:font-name="Nimbus Mono PS" officeooo:rsid="00d9bb11"/>
    </style:style>
    <style:style style:name="T56" style:family="text">
      <style:text-properties officeooo:rsid="00c37a29"/>
    </style:style>
    <style:style style:name="T57" style:family="text">
      <style:text-properties officeooo:rsid="00c56fd0"/>
    </style:style>
    <style:style style:name="T58" style:family="text">
      <style:text-properties style:text-line-through-style="solid" style:text-line-through-type="single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officeooo:rsid="00d40f67"/>
    </style:style>
    <style:style style:name="T61" style:family="text">
      <style:text-properties officeooo:rsid="00d5cfe0"/>
    </style:style>
    <style:style style:name="T62" style:family="text">
      <style:text-properties officeooo:rsid="00d90439"/>
    </style:style>
    <style:style style:name="T63" style:family="text">
      <style:text-properties officeooo:rsid="00da4fc5"/>
    </style:style>
    <style:style style:name="T64" style:family="text">
      <style:text-properties officeooo:rsid="00dc4ace"/>
    </style:style>
    <style:style style:name="T65" style:family="text">
      <style:text-properties style:font-name="Nimbus Mono PS"/>
    </style:style>
    <style:style style:name="T66" style:family="text">
      <style:text-properties style:font-name="Nimbus Mono PS" officeooo:rsid="00e1b9b7"/>
    </style:style>
    <style:style style:name="T67" style:family="text">
      <style:text-properties style:font-name="Nimbus Mono PS" officeooo:rsid="00e333d1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officeooo:rsid="00e333d1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0"><text:a xlink:type="simple" xlink:href="#__RefHeading___Toc360_1836996326" text:style-name="Index_20_Link" text:visited-style-name="Index_20_Link">1 Geschichte<text:tab/>1</text:a></text:p>
          <text:p text:style-name="P30"><text:a xlink:type="simple" xlink:href="#__RefHeading___Toc362_1836996326" text:style-name="Index_20_Link" text:visited-style-name="Index_20_Link">3 Feinheiten<text:tab/>2</text:a></text:p>
          <text:p text:style-name="P30"><text:a xlink:type="simple" xlink:href="#__RefHeading___Toc364_1836996326" text:style-name="Index_20_Link" text:visited-style-name="Index_20_Link">4 Primitive Datentypen<text:tab/>2</text:a></text:p>
          <text:p text:style-name="P30"><text:a xlink:type="simple" xlink:href="#__RefHeading___Toc366_1836996326" text:style-name="Index_20_Link" text:visited-style-name="Index_20_Link">5 Type inference<text:tab/>3</text:a></text:p>
          <text:p text:style-name="P30"><text:a xlink:type="simple" xlink:href="#__RefHeading___Toc368_1836996326" text:style-name="Index_20_Link" text:visited-style-name="Index_20_Link">6 Methoden<text:tab/>3</text:a></text:p>
          <text:p text:style-name="P30"><text:a xlink:type="simple" xlink:href="#__RefHeading___Toc370_1836996326" text:style-name="Index_20_Link" text:visited-style-name="Index_20_Link">7 Klassen<text:tab/>3</text:a></text:p>
          <text:p text:style-name="P30"><text:a xlink:type="simple" xlink:href="#__RefHeading___Toc372_1836996326" text:style-name="Index_20_Link" text:visited-style-name="Index_20_Link">8 Operatoren<text:tab/>4</text:a></text:p>
          <text:p text:style-name="P30"><text:a xlink:type="simple" xlink:href="#__RefHeading___Toc374_1836996326" text:style-name="Index_20_Link" text:visited-style-name="Index_20_Link">9 Garbarge Collection<text:tab/>5</text:a></text:p>
          <text:p text:style-name="P30"><text:a xlink:type="simple" xlink:href="#__RefHeading___Toc376_1836996326" text:style-name="Index_20_Link" text:visited-style-name="Index_20_Link">10 Arrays<text:tab/>5</text:a></text:p>
          <text:p text:style-name="P30"><text:a xlink:type="simple" xlink:href="#__RefHeading___Toc461_2579202605" text:style-name="Index_20_Link" text:visited-style-name="Index_20_Link">11 Interfaces<text:tab/>5</text:a></text:p>
          <text:p text:style-name="P30"><text:a xlink:type="simple" xlink:href="#__RefHeading___Toc519_2203875349" text:style-name="Index_20_Link" text:visited-style-name="Index_20_Link">12 Maven<text:tab/>6</text:a></text:p>
          <text:p text:style-name="P30"><text:a xlink:type="simple" xlink:href="#__RefHeading___Toc521_2203875349" text:style-name="Index_20_Link" text:visited-style-name="Index_20_Link">12.1 pom.xml<text:tab/>7</text:a></text:p>
          <text:p text:style-name="P30"><text:a xlink:type="simple" xlink:href="#__RefHeading___Toc682_2471362797" text:style-name="Index_20_Link" text:visited-style-name="Index_20_Link">13 Packages<text:tab/>8</text:a></text:p>
          <text:p text:style-name="P30"><text:a xlink:type="simple" xlink:href="#__RefHeading___Toc684_2471362797" text:style-name="Index_20_Link" text:visited-style-name="Index_20_Link">14 Objektorientierung<text:tab/>8</text:a></text:p>
          <text:p text:style-name="P30"><text:a xlink:type="simple" xlink:href="#__RefHeading___Toc686_2471362797" text:style-name="Index_20_Link" text:visited-style-name="Index_20_Link">14.1 Vererbung<text:tab/>8</text:a></text:p>
          <text:p text:style-name="P30"><text:a xlink:type="simple" xlink:href="#__RefHeading___Toc768_3603002190" text:style-name="Index_20_Link" text:visited-style-name="Index_20_Link">15 Dies und das<text:tab/>8</text:a></text:p>
          <text:p text:style-name="P30"><text:a xlink:type="simple" xlink:href="#__RefHeading___Toc866_1699134460" text:style-name="Index_20_Link" text:visited-style-name="Index_20_Link">16 Events und Listener<text:tab/>9</text:a></text:p>
          <text:p text:style-name="P30"><text:a xlink:type="simple" xlink:href="#__RefHeading___Toc868_1699134460" text:style-name="Index_20_Link" text:visited-style-name="Index_20_Link">17 Exceptions<text:tab/>9</text:a></text:p>
          <text:p text:style-name="P30"><text:a xlink:type="simple" xlink:href="#__RefHeading___Toc1044_1244348649" text:style-name="Index_20_Link" text:visited-style-name="Index_20_Link">18 Dateien<text:tab/>10</text:a></text:p>
          <text:p text:style-name="P30"><text:a xlink:type="simple" xlink:href="#__RefHeading___Toc1025_1281746843" text:style-name="Index_20_Link" text:visited-style-name="Index_20_Link">19 Enums<text:tab/>10</text:a></text:p>
          <text:p text:style-name="P30"><text:a xlink:type="simple" xlink:href="#__RefHeading___Toc1060_3947645695" text:style-name="Index_20_Link" text:visited-style-name="Index_20_Link">20 Unit Tests<text:tab/>11</text:a></text:p>
          <text:p text:style-name="P30"><text:a xlink:type="simple" xlink:href="#__RefHeading___Toc1196_1591142212" text:style-name="Index_20_Link" text:visited-style-name="Index_20_Link">21 Lambda-Ausdrücke<text:tab/>11</text:a></text:p>
          <text:p text:style-name="P30"><text:a xlink:type="simple" xlink:href="#__RefHeading___Toc1198_1591142212" text:style-name="Index_20_Link" text:visited-style-name="Index_20_Link">22 Generics<text:tab/>12</text:a></text:p>
          <text:p text:style-name="P30"><text:a xlink:type="simple" xlink:href="#__RefHeading___Toc1244_3096425051" text:style-name="Index_20_Link" text:visited-style-name="Index_20_Link">23 Iterator<text:tab/>12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4140817971" text:style-name="L1">
        <text:list-item>
          <text:p text:style-name="P36">Idee: Nicht auf jede Rechnerarchitektur direkt übersetzen</text:p>
        </text:list-item>
        <text:list-item>
          <text:p text:style-name="P36">Hardwareunabhängig</text:p>
        </text:list-item>
        <text:list-item>
          <text:p text:style-name="P36">SmartTVs</text:p>
        </text:list-item>
        <text:list-item>
          <text:p text:style-name="P36">1991 durch Sun entwickelt</text:p>
        </text:list-item>
        <text:list-item>
          <text:p text:style-name="P36">hieß früher Oak</text:p>
        </text:list-item>
        <text:list-item>
          <text:p text:style-name="P37">James Gosling ist der Erfinder</text:p>
        </text:list-item>
        <text:list-item>
          <text:p text:style-name="P37">wird in „Bytecode“ kompiliert</text:p>
        </text:list-item>
        <text:list-item>
          <text:p text:style-name="P37">JVM führt Bytecode aus</text:p>
        </text:list-item>
        <text:list-item>
          <text:p text:style-name="P37">wurde in den Netscape Browser integriert, dadurch groß geworden</text:p>
        </text:list-item>
        <text:list-item>
          <text:p text:style-name="P37">Applets sind Programme die im Browser ausgeführt werden (nicht mehr üblich)</text:p>
        </text:list-item>
        <text:list-item>
          <text:p text:style-name="P37">Oracle: Lizenzpflichtig, OpenJDK: kostenfrei, Amazon macht auch mit, <text:span text:style-name="T1">Azul gibts auch noch</text:span></text:p>
        </text:list-item>
        <text:list-item>
          <text:p text:style-name="P38"><text:soft-page-break/>Graphische Bibliotheken: Swing (veraltet), JavaFX. <text:span text:style-name="T4">SWT</text:span></text:p>
          <text:list>
            <text:list-item>
              <text:p text:style-name="P38">Eher unüblich. Stattdessen: HTML, JS, CSS als Frontend</text:p>
            </text:list-item>
          </text:list>
        </text:list-item>
        <text:list-item>
          <text:p text:style-name="P39">LTS Versionen: 8, 11, 16</text:p>
        </text:list-item>
      </text:list>
      <text:p text:style-name="P1"/>
      <text:p text:style-name="P5"><text:span text:style-name="T19">2 </text:span><text:span text:style-name="T18">Programmierstile</text:span></text:p>
      <text:list xml:id="list3023710587" text:style-name="L2">
        <text:list-item>
          <text:p text:style-name="P40">Imperative Programmierung: C, Pascal, Java</text:p>
        </text:list-item>
        <text:list-item>
          <text:p text:style-name="P40">Objektorientierte Programmierung: Singular → Smalltalk (Allen Kay, Xerox, als erstes), C++, Java</text:p>
        </text:list-item>
        <text:list-item>
          <text:p text:style-name="P40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1224539896" text:style-name="L3">
        <text:list-item>
          <text:p text:style-name="P41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42">javac kompiliert .java file zu .class file</text:p>
        </text:list-item>
        <text:list-item>
          <text:p text:style-name="P43">jar ist zip <text:span text:style-name="T3">und ist das gleiche wie eine lib</text:span></text:p>
        </text:list-item>
        <text:list-item>
          <text:p text:style-name="P44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2344498469" text:style-name="L4">
        <text:list-item>
          <text:p text:style-name="P46">Werden im Stack abgelegt (da die Größe bekannt ist und maximal 64bit)</text:p>
        </text:list-item>
        <text:list-item>
          <text:p text:style-name="P45">Ganzzahlen</text:p>
        </text:list-item>
      </text:list>
      <text:list xml:id="list565054108" text:style-name="L5">
        <text:list-item>
          <text:p text:style-name="P48">Zahlen initialisiert mit „0“</text:p>
        </text:list-item>
        <text:list-item>
          <text:p text:style-name="P49">byte = 8bit Zahlen von -128 bus 127</text:p>
        </text:list-item>
      </text:list>
      <text:list xml:id="list552168361" text:style-name="L6">
        <text:list-item>
          <text:list>
            <text:list-item>
              <text:p text:style-name="P50">short = short int (16bit) = -32768 bis 32767</text:p>
            </text:list-item>
            <text:list-item>
              <text:p text:style-name="P50">int = integeger (32bit) = ungefähr -2 Mrd bis 2 Mrd</text:p>
            </text:list-item>
            <text:list-item>
              <text:p text:style-name="P50">long (64bit) </text:p>
              <text:list>
                <text:list-item>
                  <text:p text:style-name="P52">long l = 40000000L</text:p>
                </text:list-item>
              </text:list>
            </text:list-item>
          </text:list>
        </text:list-item>
        <text:list-item>
          <text:p text:style-name="P53">Fließkommazahlen</text:p>
          <text:list>
            <text:list-item>
              <text:p text:style-name="P54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54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55">double = 64bit Fließkommazahl</text:p>
              <text:list>
                <text:list-item>
                  <text:p text:style-name="P55">double d = 0.2f;</text:p>
                </text:list-item>
                <text:list-item>
                  <text:p text:style-name="P55">d ==&gt; 0.2000000029803224</text:p>
                </text:list-item>
              </text:list>
            </text:list-item>
            <text:list-item>
              <text:p text:style-name="P55">Fließkommazahlen sind ungenau!</text:p>
            </text:list-item>
          </text:list>
        </text:list-item>
        <text:list-item>
          <text:p text:style-name="P51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53"><text:soft-page-break/>Zeichen</text:p>
          <text:list>
            <text:list-item>
              <text:p text:style-name="P53">char 16bit = 65xxx verschiedene Zeichen.</text:p>
              <text:list>
                <text:list-item>
                  <text:p text:style-name="P56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41648835336989" text:continue-numbering="true" text:style-name="L6">
        <text:list-item>
          <text:p text:style-name="P53">String name = „Paul“</text:p>
          <text:list>
            <text:list-item>
              <text:list>
                <text:list-item>
                  <text:p text:style-name="P57">Länge wird als Integer gespeichert, also max Länge 2Mrd Zeichen</text:p>
                </text:list-item>
              </text:list>
            </text:list-item>
          </text:list>
        </text:list-item>
        <text:list-item>
          <text:p text:style-name="P58">BigInteger</text:p>
        </text:list-item>
        <text:list-item>
          <text:p text:style-name="P52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1931532895" text:style-name="L7">
        <text:list-item>
          <text:p text:style-name="P59">Compiler nimmt einen Datentyp an </text:p>
        </text:list-item>
      </text:list>
      <text:list xml:id="list415126458" text:style-name="L8">
        <text:list-item>
          <text:p text:style-name="P60">var i = 0; //vermutlich int</text:p>
        </text:list-item>
        <text:list-item>
          <text:p text:style-name="P60">var j = „Paul“ //String</text:p>
        </text:list-item>
        <text:list-item>
          <text:p text:style-name="P60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3070505433" text:style-name="L9">
        <text:list-item>
          <text:p text:style-name="P61">Methoden sind Funktionen, die in einer Klasse sind. Funktionen müssen in Java immer in einer Klasse sein, sind also immer Methoden.</text:p>
        </text:list-item>
        <text:list-item>
          <text:p text:style-name="P62">&lt;Rückgabetyp&gt; &lt;Funktionsname&gt; (&lt;Eingabetyp&gt; &lt;Eingabename&gt;) {&lt;Funktionskörper&gt; &lt;return &lt;Rückgabetyp&gt;&gt;}</text:p>
        </text:list-item>
        <text:list-item>
          <text:p text:style-name="P63">In Java nur call by value</text:p>
          <text:list>
            <text:list-item>
              <text:p text:style-name="P64">Allerdings ist bei Objekten der value nur ein Zeiger, also in dem Fall call by reference</text:p>
            </text:list-item>
            <text:list-item>
              <text:p text:style-name="P64">Rückgabe mit return ist für Objekte auch nur eine Referenz, nicht die Instanz selbst</text:p>
            </text:list-item>
          </text:list>
        </text:list-item>
        <text:list-item>
          <text:p text:style-name="P63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61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1509104050" text:style-name="L10">
        <text:list-item>
          <text:p text:style-name="P65">Enthält Methoden und Daten</text:p>
        </text:list-item>
        <text:list-item>
          <text:p text:style-name="P65">Wird eine Methode benötigt, die sonst keinen Bezug zu Daten hat (also nur als Funktion) dann wird das Schlüsselwort „static“ benötigt</text:p>
        </text:list-item>
        <text:list-item>
          <text:p text:style-name="P66">Variablen in Klassen ohne Instanziierung auch mit „static“ möglich</text:p>
          <text:list>
            <text:list-item>
              <text:p text:style-name="P67"><text:soft-page-break/>neue Instanzen haben dann einen Zeiger auf diese Variable und sie ist für alle Instanzen gleich!</text:p>
            </text:list-item>
          </text:list>
        </text:list-item>
        <text:list-item>
          <text:p text:style-name="P47">Werden im Heap abgelegt</text:p>
        </text:list-item>
        <text:list-item>
          <text:p text:style-name="P68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68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68">Zwei Objekte zeigen auf den gleichen Speicher. Schlecht!</text:p>
        </text:list-item>
        <text:list-item>
          <text:p text:style-name="P69">This </text:p>
          <text:list>
            <text:list-item>
              <text:p text:style-name="P69">ist eine Referenz auf die aktuelle Instanz</text:p>
            </text:list-item>
            <text:list-item>
              <text:p text:style-name="P69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70">Private / Public steuern den Zugriff. Default ist Public</text:p>
        </text:list-item>
        <text:list-item>
          <text:p text:style-name="P71">Constructor:</text:p>
          <text:list>
            <text:list-item>
              <text:p text:style-name="P71">ist nicht static, weil die Instanz erst erzeugt wird und dann der Constructor aufgerufen wird.</text:p>
            </text:list-item>
            <text:list-item>
              <text:p text:style-name="P71">Class Zahl { public Zahl() {return zahl;}}</text:p>
            </text:list-item>
          </text:list>
        </text:list-item>
        <text:list-item>
          <text:p text:style-name="P72">protected void finalize()</text:p>
          <text:list>
            <text:list-item>
              <text:p text:style-name="P72">wird vom Garbage Collector <text:s/>aufgerufen. Sollte man nicht selbst aufrufen</text:p>
            </text:list-item>
            <text:list-item>
              <text:p text:style-name="P72">ist die letzte Methode eines Objekts die aufgerufen wird</text:p>
            </text:list-item>
            <text:list-item>
              <text:p text:style-name="P72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3164799299" text:style-name="L11">
        <text:list-item>
          <text:p text:style-name="P73">für Zahlen: </text:p>
          <text:list>
            <text:list-item>
              <text:p text:style-name="P73">Zuweisungen: + - * /%</text:p>
            </text:list-item>
            <text:list-item>
              <text:p text:style-name="P73">Vergleiche: &lt; &gt; == != <text:span text:style-name="T14">&gt;=</text:span> &lt;=</text:p>
              <text:list>
                <text:list-item>
                  <text:p text:style-name="P74">Bei Objekten werden die Referenzen verglichen, nicht der Inhalt!</text:p>
                </text:list-item>
                <text:list-item>
                  <text:p text:style-name="P74">Vergleich von Inhalten von Objekten mit equals()</text:p>
                </text:list-item>
              </text:list>
            </text:list-item>
          </text:list>
        </text:list-item>
        <text:list-item>
          <text:p text:style-name="P73">für boolean:</text:p>
          <text:list>
            <text:list-item>
              <text:p text:style-name="P73">Vergleiche: <text:span text:style-name="T13">&amp;&amp; == != || </text:span></text:p>
            </text:list-item>
            <text:list-item>
              <text:p text:style-name="P75">Auswertung: ? Expression:Expression (Ternary-Operator)</text:p>
            </text:list-item>
            <text:list-item>
              <text:p text:style-name="P76">z.B. </text:p>
              <text:list>
                <text:list-item>
                  <text:p text:style-name="P76">int tern = true? 12 : 9 <text:s/>// <text:span text:style-name="T15">Ergibt </text:span>tern = 12</text:p>
                </text:list-item>
                <text:list-item>
                  <text:p text:style-name="P76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oft-page-break/><text:span text:style-name="T21">9 </text:span>Garbarge Collection<text:bookmark-end text:name="__RefHeading___Toc374_1836996326"/></text:h>
      <text:list xml:id="list2330580955" text:style-name="L12">
        <text:list-item>
          <text:p text:style-name="P77">Wird hin und wieder durchgeführt</text:p>
          <text:list>
            <text:list-item>
              <text:p text:style-name="P77">löscht alle Instanzen ohne Referenzen</text:p>
            </text:list-item>
            <text:list-item>
              <text:p text:style-name="P77">Regel ist nicht nachvollziehbar, wird immer optimiert</text:p>
            </text:list-item>
          </text:list>
        </text:list-item>
        <text:list-item>
          <text:p text:style-name="P77">kann auch manuell aufgerufen werden</text:p>
          <text:list>
            <text:list-item>
              <text:p text:style-name="P77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3931009417" text:style-name="L13">
        <text:list-item>
          <text:p text:style-name="P79">Sammlung an <text:span text:style-name="T17">Daten eines bestimmten T</text:span>yp<text:span text:style-name="T17">s </text:span></text:p>
        </text:list-item>
        <text:list-item>
          <text:p text:style-name="P81">beliebiger Typ, aber für jeden Eintrag der gleiche</text:p>
        </text:list-item>
        <text:list-item>
          <text:p text:style-name="P82">Länge der Sammlung muss bei Initialisierung feststehen und kann nicht erweitert werden</text:p>
          <text:list>
            <text:list-item>
              <text:p text:style-name="P83">für wachsende Arrays einfach die Klasse ArrayList verwenden</text:p>
            </text:list-item>
          </text:list>
        </text:list-item>
        <text:list-item>
          <text:p text:style-name="P80">char[] values = new char[4];</text:p>
          <text:list>
            <text:list-item>
              <text:p text:style-name="P80">erzeugt ein Array aus chars, was maximal 4 Einträge enthält</text:p>
            </text:list-item>
          </text:list>
        </text:list-item>
        <text:list-item>
          <text:p text:style-name="P85">char[] values = {‚A‘, ‚B‘}</text:p>
          <text:list>
            <text:list-item>
              <text:p text:style-name="P85">erzeugt ein Array aus chars, was bereits mit A und B befüllt ist</text:p>
            </text:list-item>
          </text:list>
        </text:list-item>
        <text:list-item>
          <text:p text:style-name="P85">char[] values = new char [2] {‚A‘,‘B‘}</text:p>
          <text:list>
            <text:list-item>
              <text:p text:style-name="P85">funktioniert nicht, da doppelt gemoppelt</text:p>
            </text:list-item>
          </text:list>
        </text:list-item>
        <text:list-item>
          <text:p text:style-name="P85">char[] values = new char[] {‚A‘,‘B‘}</text:p>
          <text:list>
            <text:list-item>
              <text:p text:style-name="P85">funktioniert wiederum</text:p>
            </text:list-item>
          </text:list>
        </text:list-item>
        <text:list-item>
          <text:p text:style-name="P80">Index beginnt bei 0;</text:p>
        </text:list-item>
        <text:list-item>
          <text:p text:style-name="P86">Arrays von Arrays etc. möglich</text:p>
          <text:list>
            <text:list-item>
              <text:p text:style-name="P78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78"><text:span text:style-name="T22">muss nicht </text:span><text:span text:style-name="T23">rechteckig</text:span><text:span text:style-name="T22"> sein:</text:span></text:p>
              <text:list>
                <text:list-item>
                  <text:p text:style-name="P78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86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3">x</text:p>
          </table:table-cell>
          <table:table-cell table:style-name="Tabelle1.A1" office:value-type="string">
            <text:p text:style-name="P13">x</text:p>
          </table:table-cell>
          <table:table-cell table:style-name="Tabelle1.A1" office:value-type="string">
            <text:p text:style-name="P13">x</text:p>
          </table:table-cell>
          <table:table-cell table:style-name="Tabelle1.A1" office:value-type="string">
            <text:p text:style-name="P13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E2" office:value-type="string">
            <text:p text:style-name="P13">x</text:p>
          </table:table-cell>
        </table:table-row>
        <table:table-row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A2" office:value-type="string">
            <text:p text:style-name="P13">x</text:p>
          </table:table-cell>
          <table:table-cell table:style-name="Tabelle1.E2" office:value-type="string">
            <text:p text:style-name="P13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3887078850" text:style-name="L14">
        <text:list-item>
          <text:p text:style-name="P87">Legt fest welche Methoden implementiert werden sollen</text:p>
        </text:list-item>
        <text:list-item>
          <text:p text:style-name="P88">es können auch Variablen festgelegt werden</text:p>
        </text:list-item>
        <text:list-item>
          <text:p text:style-name="P87">interface Schnittstelle { boolean add();}</text:p>
        </text:list-item>
        <text:list-item>
          <text:p text:style-name="P87"><text:soft-page-break/>class Schnittstellenimplementation implements Schnistelle {boolean add() {return true;}}</text:p>
        </text:list-item>
        <text:list-item>
          <text:p text:style-name="P87">bei implements müssen zwingend alle Methoden des Interfaces umgesetzt werden</text:p>
        </text:list-item>
        <text:list-item>
          <text:p text:style-name="P87">alle Methoden des Interfaces müssen in der Klasse als public deklariert werden</text:p>
        </text:list-item>
        <text:list-item>
          <text:p text:style-name="P89">somit ist für alle Klassen die das Interface implementieren ein Mindeststandard an Methoden definiert</text:p>
        </text:list-item>
        <text:list-item>
          <text:p text:style-name="P90">man kann bei der Variableninstanziierung als Typ auch ein Interface angeben:</text:p>
          <text:list>
            <text:list-item>
              <text:p text:style-name="P90">Schnittstelle sst = new Schnittstellenimplementation();</text:p>
              <text:list>
                <text:list-item>
                  <text:p text:style-name="P91">damit ist das new schnell austauschbar auf eine andere Klasse, die das gleiche Interface implementiert</text:p>
                </text:list-item>
              </text:list>
            </text:list-item>
            <text:list-item>
              <text:p text:style-name="P90">dann kann ich aber nur die Methoden verwenden, die im Interface definiert wurden</text:p>
            </text:list-item>
            <text:list-item>
              <text:p text:style-name="P84">es sei denn ich caste: sst2 = (Schnittstellenimplementation) sst;</text:p>
              <text:list>
                <text:list-item>
                  <text:p text:style-name="P84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92">Beispiel: Interface List</text:p>
          <text:list>
            <text:list-item>
              <text:p text:style-name="P92">wird u.A. implementiert durch ArrayList und auch durch LinkedList</text:p>
            </text:list-item>
            <text:list-item>
              <text:p text:style-name="P92">Beide haben Vor- und Nachteile, aber halten sich an die in List definierten Methoden</text:p>
            </text:list-item>
          </text:list>
        </text:list-item>
        <text:list-item>
          <text:p text:style-name="P93">Methoden eines Interfaces sind nie static!</text:p>
        </text:list-item>
        <text:list-item>
          <text:p text:style-name="P93">Per default sollte man für jede Klasse ein Interface definieren, damit sie austauschbar bleiben. Man kann dann überlegen, in welchen Fällen es ggf. keinen Sinn macht.</text:p>
        </text:list-item>
        <text:list-item>
          <text:p text:style-name="P94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1435957106" text:style-name="L15">
        <text:list-item>
          <text:p text:style-name="P96">Programm um den Build Prozess für Java Projekte zu unterstützen</text:p>
        </text:list-item>
        <text:list-item>
          <text:p text:style-name="P97">Apache Projekt</text:p>
        </text:list-item>
        <text:list-item>
          <text:p text:style-name="P96">Nachfolger von Ant</text:p>
        </text:list-item>
        <text:list-item>
          <text:p text:style-name="P96">Convention over configuration</text:p>
        </text:list-item>
        <text:list-item>
          <text:p text:style-name="P95"><text:span text:style-name="T27">Fest vorgegebene Order</text:span><text:span text:style-name="T28">struktur</text:span><text:span text:style-name="T27">: </text:span></text:p>
          <text:list>
            <text:list-item>
              <text:p text:style-name="P95"><text:span text:style-name="T27">src //</text:span><text:span text:style-name="T28">alle Eingabedateien</text:span></text:p>
              <text:list>
                <text:list-item>
                  <text:p text:style-name="P98">src/main</text:p>
                </text:list-item>
                <text:list-item>
                  <text:p text:style-name="P96">src/<text:span text:style-name="T28">main/</text:span>java</text:p>
                </text:list-item>
                <text:list-item>
                  <text:p text:style-name="P96">src/<text:span text:style-name="T28">main/</text:span>resources</text:p>
                </text:list-item>
                <text:list-item>
                  <text:p text:style-name="P98">src/test/java</text:p>
                </text:list-item>
                <text:list-item>
                  <text:p text:style-name="P98">src/test/resources</text:p>
                </text:list-item>
              </text:list>
            </text:list-item>
            <text:list-item>
              <text:p text:style-name="P98">target</text:p>
              <text:list>
                <text:list-item>
                  <text:p text:style-name="P98"><text:soft-page-break/>target/classes</text:p>
                </text:list-item>
              </text:list>
            </text:list-item>
            <text:list-item>
              <text:p text:style-name="P98">pom.xml //Projektstruktur/Beschreibung</text:p>
            </text:list-item>
          </text:list>
        </text:list-item>
        <text:list-item>
          <text:p text:style-name="P99">mvn package //kompiliert das Projekte</text:p>
        </text:list-item>
        <text:list-item>
          <text:p text:style-name="P99">java -cp target/Hallo.jar Hallo //Java findet die Main Klasse nicht von alleine, deshalb muss man mit -cp (Classpath) die Klasse mit der main Methode noch angeben (hier Hallo)</text:p>
        </text:list-item>
        <text:list-item>
          <text:p text:style-name="P100">Bibliotheken explizit mit angeben über <text:span text:style-name="T58">-</text:span><text:span text:style-name="T59">cp (--classpath)</text:span></text:p>
        </text:list-item>
        <text:list-item>
          <text:p text:style-name="P101">oder alles zusammen in eine Jar-Datei packen (Fat-jar)</text:p>
        </text:list-item>
        <text:list-item>
          <text:p text:style-name="P102"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pan text:style-name="T31">12.1 </text:span>pom.xml<text:bookmark-end text:name="__RefHeading___Toc521_2203875349"/></text:h>
      <text:p text:style-name="P21">Abhängigkeiten werden im Ordner ~/.m2/ abgelegt</text:p>
      <text:p text:style-name="P21">Beispielstruktur:</text:p>
      <text:p text:style-name="P7">&lt;project&gt;</text:p>
      <text:p text:style-name="P15">&lt;groupId&gt;de.telekom.sea&lt;/groupId&gt;</text:p>
      <text:p text:style-name="P15">&lt;artifactId&gt;Projektname&lt;/artifactId&gt;</text:p>
      <text:p text:style-name="P15">&lt;version&gt;1.0&lt;/version&gt;</text:p>
      <text:p text:style-name="P15">&lt;properties&gt;</text:p>
      <text:p text:style-name="P15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5">&lt;/properties&gt;</text:p>
      <text:p text:style-name="P15">&lt;build&gt;</text:p>
      <text:p text:style-name="P15"><text:tab/>&lt;plugins&gt;</text:p>
      <text:p text:style-name="P16"><text:tab/><text:tab/>&lt;plugin&gt;</text:p>
      <text:p text:style-name="P18"><text:tab/><text:tab/><text:tab/>&lt;groupId&gt;<text:span text:style-name="T30">org.apache.maven.plugins</text:span>&lt;/groupId&gt;</text:p>
      <text:p text:style-name="P18"><text:tab/><text:tab/><text:tab/>&lt;artifactId&gt;<text:span text:style-name="T30">maven-jar-plugin</text:span>&lt;/artifactId&gt;</text:p>
      <text:p text:style-name="P18"><text:tab/><text:tab/><text:tab/>&lt;version&gt;<text:span text:style-name="T30">3.2.0</text:span>&lt;/version&gt;</text:p>
      <text:p text:style-name="P18"><text:tab/><text:tab/><text:tab/><text:span text:style-name="T30">&lt;configuration&gt;</text:span></text:p>
      <text:p text:style-name="P18"><text:tab/><text:tab/><text:tab/><text:tab/><text:span text:style-name="T30">&lt;archive&gt;</text:span></text:p>
      <text:p text:style-name="P18"><text:tab/><text:tab/><text:tab/><text:tab/><text:tab/><text:span text:style-name="T30">&lt;manifest&gt;</text:span></text:p>
      <text:p text:style-name="P18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8"><text:tab/><text:tab/><text:tab/><text:tab/><text:tab/><text:span text:style-name="T30">&lt;/manifest&gt;</text:span></text:p>
      <text:p text:style-name="P18"><text:tab/><text:tab/><text:tab/><text:tab/><text:span text:style-name="T30">&lt;/archive&gt;</text:span></text:p>
      <text:p text:style-name="P18"><text:tab/><text:tab/><text:tab/><text:span text:style-name="T30">&lt;/configuration&gt;</text:span></text:p>
      <text:p text:style-name="P16"><text:tab/><text:tab/><text:span text:style-name="T30">&lt;/plugin&gt;</text:span></text:p>
      <text:p text:style-name="P16"><text:tab/><text:span text:style-name="T30">&lt;/plugins&gt;</text:span></text:p>
      <text:p text:style-name="P17">&lt;/build&gt;</text:p>
      <text:p text:style-name="P19">&lt;depende<text:span text:style-name="T32">n</text:span>cies&gt;</text:p>
      <text:p text:style-name="P19"><text:tab/>&lt;dependency&gt;</text:p>
      <text:p text:style-name="P20"><text:s text:c="4"/><text:tab/><text:tab/>&lt;groupId&gt;org.apache.commons&lt;/groupId&gt;</text:p>
      <text:p text:style-name="P20"><text:s text:c="4"/><text:tab/><text:tab/>&lt;artifactId&gt;commons-csv&lt;/artifactId&gt;</text:p>
      <text:p text:style-name="P20"><text:s text:c="4"/><text:tab/><text:tab/>&lt;version&gt;1.8&lt;/version&gt;</text:p>
      <text:p text:style-name="P19"><text:soft-page-break/><text:tab/>&lt;/dependency&gt;</text:p>
      <text:p text:style-name="P19">&lt;/dependencies&gt;</text:p>
      <text:p text:style-name="P19">&lt;/project&gt;</text:p>
      <text:p text:style-name="P19"/>
      <text:h text:style-name="P32" text:outline-level="3"><text:bookmark-start text:name="__RefHeading___Toc682_2471362797"/><text:span text:style-name="T37">13 </text:span>Packages<text:bookmark-end text:name="__RefHeading___Toc682_2471362797"/></text:h>
      <text:list xml:id="list3727743166" text:style-name="L16">
        <text:list-item>
          <text:p text:style-name="P103">Um Klassen zu strukturieren</text:p>
        </text:list-item>
        <text:list-item>
          <text:p text:style-name="P104">Erste Zeile gibt das Package an, in dem die Klasse liegt: package de.telekom.sea</text:p>
        </text:list-item>
        <text:list-item>
          <text:p text:style-name="P103">Klassen aus anderen Packages mit import importieren</text:p>
        </text:list-item>
        <text:list-item>
          <text:p text:style-name="P104">import de.telekom.sea.seminar.* // importiert alle Klassen im Package seminar</text:p>
        </text:list-item>
        <text:list-item>
          <text:p text:style-name="P104"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3607860279" text:style-name="L17">
        <text:list-item>
          <text:p text:style-name="P105">Eine Klasse „App“ als Root.</text:p>
        </text:list-item>
        <text:list-item>
          <text:p text:style-name="P105">Instanz von App einmal in main erzeugen und dann run() oder so aufrufen. </text:p>
        </text:list-item>
        <text:list-item>
          <text:p text:style-name="P105">von App aus wird eine Baumstruktur aus Objekten erzeugt.</text:p>
        </text:list-item>
        <text:list-item>
          <text:p text:style-name="P106">App als Singleton definieren, sodass es nur eine Instanz der Klasse geben kann</text:p>
        </text:list-item>
      </text:list>
      <text:p text:style-name="P8"/>
      <text:h text:style-name="P33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3656631709" text:style-name="L18">
        <text:list-item>
          <text:p text:style-name="P107">Childklasse extends Parentklasse</text:p>
        </text:list-item>
      </text:list>
      <text:list xml:id="list2334574204" text:style-name="L19">
        <text:list-item>
          <text:p text:style-name="P109">Childklasse übernimmt alle Variablen und Methoden der Parentklasse</text:p>
          <text:list>
            <text:list-item>
              <text:p text:style-name="P108"><text:span text:style-name="T36">sichtbar sind </text:span><text:span text:style-name="T39">nicht die</text:span><text:span text:style-name="T36"> </text:span><text:span text:style-name="T37">p</text:span><text:span text:style-name="T39">rivaten</text:span><text:span text:style-name="T36"> Anteile</text:span></text:p>
            </text:list-item>
            <text:list-item>
              <text:p text:style-name="P110">auf gleichnamige Methoden der Parentklasse kann man mit super zugreifen:</text:p>
              <text:list>
                <text:list-item>
                  <text:p text:style-name="P110">super.equals(object) oder so</text:p>
                </text:list-item>
              </text:list>
            </text:list-item>
          </text:list>
        </text:list-item>
        <text:list-item>
          <text:p text:style-name="P111">Protected bedeutet private für alle außer die Klassen die von dieser Klasse erben</text:p>
        </text:list-item>
        <text:list-item>
          <text:p text:style-name="P112">Interfaces können auch vererben <text:span text:style-name="T45">(sogar mehrfach)</text:span></text:p>
        </text:list-item>
      </text:list>
      <text:h text:style-name="P34" text:outline-level="3"><text:bookmark-start text:name="__RefHeading___Toc768_3603002190"/><text:span text:style-name="T38">15 </text:span>Dies und das<text:bookmark-end text:name="__RefHeading___Toc768_3603002190"/></text:h>
      <text:list xml:id="list2529797326" text:style-name="L20">
        <text:list-item>
          <text:p text:style-name="P113">Mit import static kann man static Methoden importieren und muss dann nicht mehr den Namen der Klasse davor schreiben</text:p>
        </text:list-item>
      </text:list>
      <text:list xml:id="list18253945" text:style-name="L21">
        <text:list-item>
          <text:p text:style-name="P117">Für Eingabe java.util nutzen</text:p>
        </text:list-item>
        <text:list-item>
          <text:p text:style-name="P117">Klasse Scanner kann mit System.in initialisiert werden (java.utilsScanner scanner = new java.util.Scanner(System.in)</text:p>
        </text:list-item>
        <text:list-item>
          <text:p text:style-name="P117">Switch:</text:p>
          <text:p text:style-name="P117">switch(result) {</text:p>
        </text:list-item>
      </text:list>
      <text:p text:style-name="P9"><text:tab/><text:tab/>case „1“: System.out.println(„Du hast 1 gewählt“);</text:p>
      <text:p text:style-name="P9"><text:soft-page-break/><text:tab/><text:tab/><text:tab/> <text:s text:c="3"/>break;</text:p>
      <text:p text:style-name="P9"><text:tab/><text:tab/>case „2“: System.out.println(„Du hast 2 gewählt“);</text:p>
      <text:p text:style-name="P9"><text:tab/><text:tab/><text:tab/> <text:s text:c="3"/>break;</text:p>
      <text:p text:style-name="P9"><text:tab/><text:tab/>default: <text:s text:c="2"/>System.out.println(„Du hast was anderes gewählt“);</text:p>
      <text:p text:style-name="P9"><text:tab/>}</text:p>
      <text:list xml:id="list2712565383" text:style-name="L22">
        <text:list-item>
          <text:p text:style-name="P118">Ohne break werden die nachfolgenden Befehle auch ausgeführt! (Warum auch immer)</text:p>
        </text:list-item>
      </text:list>
      <text:h text:style-name="Heading_20_3" text:outline-level="3"><text:bookmark-start text:name="__RefHeading___Toc866_1699134460"/>16 Events und Listener<text:bookmark-end text:name="__RefHeading___Toc866_1699134460"/></text:h>
      <text:list xml:id="list1184906134" text:style-name="L23">
        <text:list-item>
          <text:p text:style-name="P119"><text:span text:style-name="T40">Interface EventListener mit einer bestimmten Methode z.B. </text:span><text:span text:style-name="T41">receive</text:span><text:span text:style-name="T40">(</text:span><text:span text:style-name="T41">Event event</text:span><text:span text:style-name="T40">)</text:span></text:p>
        </text:list-item>
        <text:list-item>
          <text:p text:style-name="P120">Klasse Abonnent implements EventListener</text:p>
        </text:list-item>
        <text:list-item>
          <text:p text:style-name="P119"><text:span text:style-name="T40">Klasse Eventerzeuger stellt </text:span><text:span text:style-name="T41">eine </text:span><text:span text:style-name="T40">Subscibe-Methode zur Verfügung</text:span></text:p>
          <text:p text:style-name="P120">Eventerzeuger heise = new Eventerzeuger()</text:p>
        </text:list-item>
        <text:list-item>
          <text:p text:style-name="P120">Abonnent ich = new Abonnent()</text:p>
        </text:list-item>
        <text:list-item>
          <text:p text:style-name="P120">heise.subscribe(ich)</text:p>
        </text:list-item>
        <text:list-item>
          <text:p text:style-name="P119"><text:span text:style-name="T40">Eventerzeuger ruft Methode des Interfaces auf heise.ich.</text:span><text:span text:style-name="T41">receive</text:span><text:span text:style-name="T40">(</text:span><text:span text:style-name="T41">event</text:span><text:span text:style-name="T40">)</text:span></text:p>
        </text:list-item>
      </text:list>
      <text:h text:style-name="Heading_20_3" text:outline-level="3"><text:bookmark-start text:name="__RefHeading___Toc868_1699134460"/>17 Exceptions<text:bookmark-end text:name="__RefHeading___Toc868_1699134460"/></text:h>
      <text:list xml:id="list4159966484" text:style-name="L24">
        <text:list-item>
          <text:p text:style-name="P121">Sind Ausnahmen</text:p>
        </text:list-item>
        <text:list-item>
          <text:p text:style-name="P121">können mit try/catch Block abgefangen werden</text:p>
        </text:list-item>
        <text:list-item>
          <text:p text:style-name="P121">sollte sinnvolle Vorabprüfungen nicht ersetzen (wie if (a!=null))</text:p>
        </text:list-item>
        <text:list-item>
          <text:p text:style-name="P122">Exception Klasse vererbt an speziellere Exceptions wie zb. NullPointerException</text:p>
        </text:list-item>
        <text:list-item>
          <text:p text:style-name="P123">statt return can throw eingesetzt werden, wenn man die Ausnahme nicht behandeln kann</text:p>
          <text:list>
            <text:list-item>
              <text:p text:style-name="P123">throw gibt die Exception raus, statt einem Rückgabewert und kann dann mit catch gefangen werden</text:p>
            </text:list-item>
            <text:list-item>
              <text:p text:style-name="P124">die Methode <text:span text:style-name="T42">kann </text:span>dann „throws“ angeben, <text:span text:style-name="T42">muss aber nicht zwingend</text:span></text:p>
            </text:list-item>
            <text:list-item>
              <text:p text:style-name="P125">throws anzugeben hilft, damit der Aufrufende weiß, dass eine Exception auftreten kann</text:p>
            </text:list-item>
            <text:list-item>
              <text:p text:style-name="P125">throws anzugeben erzwingt einen try catch Block beim Aufrufer <text:span text:style-name="T43">oder der Aufrufer muss mit throws selber den Fehler weiterreichen</text:span></text:p>
            </text:list-item>
          </text:list>
        </text:list-item>
        <text:list-item>
          <text:p text:style-name="P126">Checked exceptions müssen mit throws angekündigt werden</text:p>
        </text:list-item>
        <text:list-item>
          <text:p text:style-name="P126">Unchecked exceptions <text:span text:style-name="T44">müssen </text:span>nicht <text:span text:style-name="T44">angekündigt werden. Also</text:span> RuntimeException <text:span text:style-name="T44">und alle davon abgeleiteten</text:span></text:p>
        </text:list-item>
        <text:list-item>
          <text:p text:style-name="P127">try with resources:</text:p>
          <text:list>
            <text:list-item>
              <text:p text:style-name="P127">try(Menu menu = new Menu()) {…}</text:p>
            </text:list-item>
            <text:list-item>
              <text:p text:style-name="P127"><text:soft-page-break/>so wird immer die Methode am Ende close() aufgerufen</text:p>
            </text:list-item>
            <text:list-item>
              <text:p text:style-name="P127">geht nur mit Klassen, die Closeable implementieren, also eine close() - Methode haben</text:p>
            </text:list-item>
          </text:list>
        </text:list-item>
      </text:list>
      <text:h text:style-name="Heading_20_3" text:outline-level="3"><text:bookmark-start text:name="__RefHeading___Toc1044_1244348649"/><text:span text:style-name="T46">18 </text:span>Dateien<text:bookmark-end text:name="__RefHeading___Toc1044_1244348649"/></text:h>
      <text:list xml:id="list3784452416" text:style-name="L25">
        <text:list-item>
          <text:p text:style-name="P128">File file = new File („Pfad/zur/datei.txt“)</text:p>
        </text:list-item>
        <text:list-item>
          <text:p text:style-name="P128">file.toString() gibt den Pfad aus</text:p>
        </text:list-item>
        <text:list-item>
          <text:p text:style-name="P129">FileInputStream zum Lesen</text:p>
          <text:list>
            <text:list-item>
              <text:p text:style-name="P130">liest einzelne Bytes aus</text:p>
            </text:list-item>
            <text:list-item>
              <text:p text:style-name="P130">beim Ende der Datei kommt -1 zurück</text:p>
            </text:list-item>
            <text:list-item>
              <text:p text:style-name="P130">deshalb ist der Rückgabetyp von fileInputStream.read() integer</text:p>
            </text:list-item>
          </text:list>
        </text:list-item>
        <text:list-item>
          <text:p text:style-name="P129">FileOutputStream zum Schreiben</text:p>
        </text:list-item>
        <text:list-item>
          <text:p text:style-name="P131">FileReader geht auch: <text:s/>new FileReader(File)</text:p>
        </text:list-item>
        <text:list-item>
          <text:p text:style-name="P131">BufferedReader(fileReader)</text:p>
        </text:list-item>
        <text:list-item>
          <text:p text:style-name="P131">FileWriter(File)</text:p>
        </text:list-item>
      </text:list>
      <text:h text:style-name="P35" text:outline-level="3"><text:bookmark-start text:name="__RefHeading___Toc1025_1281746843"/><text:span text:style-name="T57">19 </text:span>Enums<text:bookmark-end text:name="__RefHeading___Toc1025_1281746843"/></text:h>
      <text:list xml:id="list504520203" text:style-name="L26">
        <text:list-item>
          <text:p text:style-name="P134">Früher so:</text:p>
        </text:list-item>
        <text:list-item>
          <text:p text:style-name="P132">class Week {</text:p>
          <text:list>
            <text:list-item>
              <text:p text:style-name="P132">public static final Week MONDAY = new Week(0)</text:p>
            </text:list-item>
            <text:list-item>
              <text:p text:style-name="P132">public static final Week TUESDAY = new Week(1)</text:p>
            </text:list-item>
            <text:list-item>
              <text:p text:style-name="P132">//…</text:p>
            </text:list-item>
            <text:list-item>
              <text:p text:style-name="P132">//private final int day;</text:p>
            </text:list-item>
            <text:list-item>
              <text:p text:style-name="P132">private Week(final int i) {this.day = i}</text:p>
            </text:list-item>
            <text:list-item>
              <text:p text:style-name="P132">}</text:p>
            </text:list-item>
          </text:list>
        </text:list-item>
        <text:list-item>
          <text:p text:style-name="P133"><text:span text:style-name="T48">einfacher</text:span><text:span text:style-name="T47">:</text:span></text:p>
          <text:list>
            <text:list-item>
              <text:p text:style-name="P135">enum Week {</text:p>
              <text:list>
                <text:list-header>
                  <text:p text:style-name="P135">MONDAY,</text:p>
                  <text:p text:style-name="P135">TUESDAY,</text:p>
                  <text:p text:style-name="P135">//…</text:p>
                  <text:p text:style-name="P137">SUNDAY;</text:p>
                  <text:p text:style-name="P138">}</text:p>
                </text:list-header>
              </text:list>
            </text:list-item>
            <text:list-item>
              <text:p text:style-name="P136">Week day = Week.MONDAY</text:p>
            </text:list-item>
          </text:list>
        </text:list-item>
      </text:list>
      <text:p text:style-name="P10"><text:tab/><text:tab/>Enum Getraenke {</text:p>
      <text:p text:style-name="P10"><text:tab/><text:tab/><text:tab/>Cola(„Cola“) ,//In Klammern ist der Konstruktor!</text:p>
      <text:p text:style-name="P10"><text:tab/><text:tab/><text:tab/>Tee(„Aufgussgetraenk“); //In Klammern ist der Konstruktor!</text:p>
      <text:p text:style-name="P10"><text:soft-page-break/><text:tab/><text:tab/><text:tab/>Private String description;</text:p>
      <text:p text:style-name="P10"><text:tab/><text:tab/><text:tab/>Private Getraenke (final String desc) {</text:p>
      <text:p text:style-name="P10"><text:tab/><text:tab/><text:tab/><text:tab/>this.description = desc;</text:p>
      <text:p text:style-name="P10"><text:tab/><text:tab/><text:tab/>}</text:p>
      <text:p text:style-name="P10"><text:tab/><text:tab/><text:tab/>public String getDesc() {return description;<text:span text:style-name="T56">}</text:span></text:p>
      <text:p text:style-name="P9"><text:tab/><text:tab/><text:span text:style-name="T50">}</text:span></text:p>
      <text:list xml:id="list141649053874408" text:continue-numbering="true" text:style-name="L26">
        <text:list-item>
          <text:list>
            <text:list-item>
              <text:p text:style-name="P140">Enums können auch Methoden enthalten</text:p>
            </text:list-item>
            <text:list-item>
              <text:p text:style-name="P141">Enums können nicht vererben</text:p>
            </text:list-item>
            <text:list-item>
              <text:p text:style-name="P114">Enums können Interfaces implementieren</text:p>
            </text:list-item>
            <text:list-item>
              <text:p text:style-name="P115">import static enumName.*</text:p>
              <text:list>
                <text:list-item>
                  <text:p text:style-name="P115">Damit kann man im Code direkt auf die Werte zugreifen</text:p>
                </text:list-item>
                <text:list-item>
                  <text:p text:style-name="P115">und braucht nicht enumName.Wert zu schreiben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060_3947645695"/>20 Unit Tests<text:bookmark-end text:name="__RefHeading___Toc1060_3947645695"/></text:h>
      <text:list xml:id="list1159479306" text:style-name="L27">
        <text:list-item>
          <text:p text:style-name="P143">Unit = Klasse (Zumindest in Java)</text:p>
        </text:list-item>
        <text:list-item>
          <text:p text:style-name="P143">Jede Klasse getestet = 100% Testabdeckung</text:p>
        </text:list-item>
        <text:list-item>
          <text:p text:style-name="P143">Junit Framework für Unit-Testing in Java</text:p>
        </text:list-item>
        <text:list-item>
          <text:p text:style-name="P144">Eine Testklasse für jede Klasse</text:p>
        </text:list-item>
        <text:list-item>
          <text:p text:style-name="P144">private Instanzen meiner zu testenden Klasse (CUT = Class under Test)</text:p>
        </text:list-item>
        <text:list-item>
          <text:p text:style-name="P144">somit in jeder Instanz der Testklasse eine eigene Instanz der CUT</text:p>
        </text:list-item>
        <text:list-item>
          <text:p text:style-name="P145">Testklassen im gleichen Package wie die CUT, aber im Ordner src/test</text:p>
        </text:list-item>
        <text:list-item>
          <text:p text:style-name="P146">Verschiedene Asserts stehen zur Verfügung</text:p>
          <text:list>
            <text:list-item>
              <text:p text:style-name="P147">z.B. auch AssertThrows</text:p>
            </text:list-item>
          </text:list>
        </text:list-item>
        <text:list-item>
          <text:p text:style-name="P142"><text:span text:style-name="T60">Exceptions </text:span><text:span text:style-name="T61">testen mit Funktionsparametern</text:span></text:p>
        </text:list-item>
      </text:list>
      <text:p text:style-name="P12"/>
      <text:h text:style-name="Heading_20_3" text:outline-level="3"><text:bookmark-start text:name="__RefHeading___Toc1196_1591142212"/><text:span text:style-name="T62">21 </text:span>Lambda-Ausdrücke<text:bookmark-end text:name="__RefHeading___Toc1196_1591142212"/></text:h>
      <text:list xml:id="list3432881658" text:style-name="L28">
        <text:list-item>
          <text:p text:style-name="P148">Anonyme Methoden</text:p>
        </text:list-item>
        <text:list-item>
          <text:p text:style-name="P148">Methoden einer Variablen zuweisen</text:p>
          <text:p text:style-name="P153"><text:span text:style-name="T49">Runnable someMethod = </text:span><office:annotation office:name="__Annotation__1061_39476456951" loext:resolved="false"><dc:creator>Unbekannter Autor</dc:creator><dc:date>2021-06-01T08:45:36.325808512</dc:date><text:p text:style-name="P169"><text:span text:style-name="T70">Parameter</text:span></text:p></office:annotation><text:span text:style-name="T52">()</text:span><office:annotation-end office:name="__Annotation__1061_39476456951"/><text:span text:style-name="T52"> → {</text:span><text:span text:style-name="T49">System.out.println(„Hallo“);}</text:span></text:p>
        </text:list-item>
      </text:list>
      <text:p text:style-name="P22"><text:span text:style-name="T60"><text:tab/></text:span><text:span text:style-name="T51">void testLambda (Runnable someMethod) {</text:span></text:p>
      <text:p text:style-name="P23"><text:span text:style-name="T52"><text:tab/><text:tab/></text:span><text:span text:style-name="T51">someMethod.run();</text:span></text:p>
      <text:p text:style-name="P25"><text:tab/>} </text:p>
      <text:p text:style-name="P25"/>
      <text:p text:style-name="P24"><text:span text:style-name="T49"><text:tab/></text:span><text:span text:style-name="T53">Function&lt;Integer, Integer&gt; f = (a)→{return a + a;}</text:span></text:p>
      <text:p text:style-name="P26"><text:tab/>f.apply(5);</text:p>
      <text:p text:style-name="P26"><text:soft-page-break/></text:p>
      <text:h text:style-name="Heading_20_3" text:outline-level="3"><text:bookmark-start text:name="__RefHeading___Toc1198_1591142212"/><text:span text:style-name="T62">22 </text:span>Generics<text:bookmark-end text:name="__RefHeading___Toc1198_1591142212"/></text:h>
      <text:list xml:id="list3416913723" text:style-name="L29">
        <text:list-item>
          <text:p text:style-name="P150">Möglichkeit, Datentypen nicht direkt festzulegen, sondern als Variable einer Klasse mitzugeben</text:p>
        </text:list-item>
        <text:list-item>
          <text:p text:style-name="P150">Datentyp muss zu Compile-Zeit bekannt sein und wird dann vom Compiler eingesetzt (Default Object)</text:p>
        </text:list-item>
        <text:list-item>
          <text:p text:style-name="P149"><text:span text:style-name="T62">Parameter wird in spitzen Klammern übergeben </text:span><text:span text:style-name="T63">und </text:span><text:span text:style-name="T64">M</text:span><text:span text:style-name="T63">ehrere </text:span><text:span text:style-name="T64">werden </text:span><text:span text:style-name="T63">mit Komma getrennt</text:span></text:p>
        </text:list-item>
        <text:list-item>
          <text:p text:style-name="P154">class MiniList &lt;T&gt; {</text:p>
        </text:list-item>
      </text:list>
      <text:p text:style-name="P29"><text:span text:style-name="T54"><text:tab/><text:tab/>T </text:span><text:span text:style-name="T55">t</text:span><text:span text:style-name="T54">;</text:span></text:p>
      <text:p text:style-name="P29"><text:span text:style-name="T54"><text:tab/><text:tab/>public T get() {return </text:span><text:span text:style-name="T55">t</text:span><text:span text:style-name="T54">;}</text:span></text:p>
      <text:p text:style-name="P29"><text:span text:style-name="T54"><text:tab/><text:tab/>public void set(T </text:span><text:span text:style-name="T55">t</text:span><text:span text:style-name="T54">) {this.</text:span><text:span text:style-name="T55">t</text:span><text:span text:style-name="T54"> = </text:span><text:span text:style-name="T55">t</text:span><text:span text:style-name="T54">;}</text:span></text:p>
      <text:p text:style-name="P27"><text:tab/>}</text:p>
      <text:list xml:id="list141649362846654" text:continue-numbering="true" text:style-name="L29">
        <text:list-item>
          <text:p text:style-name="P139">MiniList&lt;Person&gt; minilist = new MiniList&lt;Person&gt;();</text:p>
        </text:list-item>
        <text:list-item>
          <text:p text:style-name="P116">generische Methoden:</text:p>
          <text:p text:style-name="P155">class Rahmen {</text:p>
          <text:list>
            <text:list-item>
              <text:list>
                <text:list-header>
                  <text:p text:style-name="P155">public &lt;T&gt; T durchreicher (T irgendwas) {</text:p>
                  <text:list>
                    <text:list-header>
                      <text:p text:style-name="P155">return irgendwas;</text:p>
                    </text:list-header>
                  </text:list>
                </text:list-header>
              </text:list>
            </text:list-item>
          </text:list>
        </text:list-item>
      </text:list>
      <text:p text:style-name="P28"><text:tab/><text:tab/>}</text:p>
      <text:p text:style-name="P28"><text:tab/>}</text:p>
      <text:list xml:id="list2670051864" text:style-name="L30">
        <text:list-item>
          <text:p text:style-name="P158">Mit konkreten Typen erweitern:</text:p>
        </text:list-item>
        <text:list-item>
          <text:p text:style-name="P156">class Person extends Together&lt;String, String&gt; {…}</text:p>
        </text:list-item>
        <text:list-item>
          <text:p text:style-name="P156"/>
        </text:list-item>
      </text:list>
      <text:p text:style-name="P157"/>
      <text:h text:style-name="Heading_20_3" text:outline-level="3"><text:bookmark-start text:name="__RefHeading___Toc1244_3096425051"/>23 Iterator<text:bookmark-end text:name="__RefHeading___Toc1244_3096425051"/></text:h>
      <text:list xml:id="list252104733" text:style-name="L32">
        <text:list-item>
          <text:p text:style-name="P151">Statt <text:span text:style-name="T49">for (init,Bedingung,Counter){DoSomething}</text:span></text:p>
        </text:list-item>
        <text:list-item>
          <text:p text:style-name="P152">Class { a(), b(), c(), d() }</text:p>
        </text:list-item>
        <text:list-item>
          <text:p text:style-name="P159">class Iterator {</text:p>
          <text:list>
            <text:list-header>
              <text:p text:style-name="P159">private int i = 0;</text:p>
              <text:p text:style-name="P159">private List&lt;String&gt; list;</text:p>
              <text:p text:style-name="P161">void init() { i= 0;}</text:p>
              <text:p text:style-name="P163"><text:span text:style-name="T66">boolean </text:span><text:span text:style-name="T67">endL</text:span><text:span text:style-name="T66">oop() {return i&lt;list.length;}</text:span></text:p>
              <text:p text:style-name="P161">void next() {i++;}</text:p>
              <text:p text:style-name="P163"><text:span text:style-name="T66">String element() {return list.get(i);}</text:span></text:p>
              <text:p text:style-name="P164"><text:span text:style-name="T66">I</text:span><text:span text:style-name="T49">terator (List&lt;String&gt;) {this.list = list}</text:span></text:p>
            </text:list-header>
          </text:list>
        </text:list-item>
      </text:list>
      <text:p text:style-name="P160"><text:tab/>}</text:p>
      <text:list xml:id="list42798665" text:style-name="L34">
        <text:list-item>
          <text:p text:style-name="P162">Iterator it = new Iterator(list);</text:p>
        </text:list-item>
      </text:list>
      <text:list xml:id="list985281125" text:style-name="L33">
        <text:list-item>
          <text:p text:style-name="P165"><text:span text:style-name="T67">for (it.init();it.endLoop();it.next(){Sysout(it.element();}</text:span></text:p>
        </text:list-item>
        <text:list-item>
          <text:p text:style-name="P166"><text:span text:style-name="T69">n</text:span><text:span text:style-name="T68">och einfacher:</text:span><text:span text:style-name="T49"> for(String element : list) {Sysout(element);}</text:span></text:p>
          <text:list>
            <text:list-item>
              <text:p text:style-name="P167">geht nur wenn die Liste das Interface „Iterable“ implementiert</text:p>
            </text:list-item>
            <text:list-item>
              <text:p text:style-name="P168"><text:soft-page-break/>Iterable widerum muss einen Iterator zurückgeben</text:p>
            </text:list-item>
            <text:list-item>
              <text:p text:style-name="P168">Iterator ist ein Interface, also muss man das auch noch implementieren</text:p>
            </text:list-item>
            <text:list-item>
              <text:p text:style-name="P167"/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imbus Mono PS" svg:font-family="'Nimbus Mono PS'" style:font-pitch="fixed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6-08T13:32:16.452097651</dc:date>
    <meta:editing-duration>P1DT18H44M44S</meta:editing-duration>
    <meta:editing-cycles>77</meta:editing-cycles>
    <meta:generator>LibreOffice/6.4.6.2$Linux_X86_64 LibreOffice_project/40$Build-2</meta:generator>
    <meta:document-statistic meta:table-count="1" meta:image-count="0" meta:object-count="0" meta:page-count="13" meta:paragraph-count="389" meta:word-count="2297" meta:character-count="14645" meta:non-whitespace-character-count="12851"/>
  </office:meta>
</office:document-meta>
</file>